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4.23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4.038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3.93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813cm"/>
    </style:style>
    <style:style style:name="co11" style:family="table-column">
      <style:table-column-properties fo:break-before="auto" style:column-width="3.821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.3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ce2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BENCH_metaheu_ls_vnd_bvns_ts__niter_10_search_greedy_init_group_memory_10_times4ave_50_maxs_0.2" table:style-name="ta1">
        <table:shapes>
          <draw:frame draw:z-index="0" draw:style-name="gr1" draw:text-style-name="P1" svg:width="36.039cm" svg:height="9.005cm" svg:x="5.009cm" svg:y="15.804cm">
            <draw:object draw:notify-on-update-of-ranges="'TESTBENCH_metaheu_ls_vnd_bvns_ts__niter_10_search_greedy_init_group_memory_10_times4ave_50_maxs_0.2'.D1:'TESTBENCH_metaheu_ls_vnd_bvns_ts__niter_10_search_greedy_init_group_memory_10_times4ave_50_maxs_0.2'.D1 'TESTBENCH_metaheu_ls_vnd_bvns_ts__niter_10_search_greedy_init_group_memory_10_times4ave_50_maxs_0.2'.D2:'TESTBENCH_metaheu_ls_vnd_bvns_ts__niter_10_search_greedy_init_group_memory_10_times4ave_50_maxs_0.2'.D31 'TESTBENCH_metaheu_ls_vnd_bvns_ts__niter_10_search_greedy_init_group_memory_10_times4ave_50_maxs_0.2'.E1:'TESTBENCH_metaheu_ls_vnd_bvns_ts__niter_10_search_greedy_init_group_memory_10_times4ave_50_maxs_0.2'.E1 'TESTBENCH_metaheu_ls_vnd_bvns_ts__niter_10_search_greedy_init_group_memory_10_times4ave_50_maxs_0.2'.E2:'TESTBENCH_metaheu_ls_vnd_bvns_ts__niter_10_search_greedy_init_group_memory_10_times4ave_50_maxs_0.2'.E31 'TESTBENCH_metaheu_ls_vnd_bvns_ts__niter_10_search_greedy_init_group_memory_10_times4ave_50_maxs_0.2'.G1:'TESTBENCH_metaheu_ls_vnd_bvns_ts__niter_10_search_greedy_init_group_memory_10_times4ave_50_maxs_0.2'.G1 'TESTBENCH_metaheu_ls_vnd_bvns_ts__niter_10_search_greedy_init_group_memory_10_times4ave_50_maxs_0.2'.G2:'TESTBENCH_metaheu_ls_vnd_bvns_ts__niter_10_search_greedy_init_group_memory_10_times4ave_50_maxs_0.2'.G31 'TESTBENCH_metaheu_ls_vnd_bvns_ts__niter_10_search_greedy_init_group_memory_10_times4ave_50_maxs_0.2'.H1:'TESTBENCH_metaheu_ls_vnd_bvns_ts__niter_10_search_greedy_init_group_memory_10_times4ave_50_maxs_0.2'.H1 'TESTBENCH_metaheu_ls_vnd_bvns_ts__niter_10_search_greedy_init_group_memory_10_times4ave_50_maxs_0.2'.H2:'TESTBENCH_metaheu_ls_vnd_bvns_ts__niter_10_search_greedy_init_group_memory_10_times4ave_50_maxs_0.2'.H31 'TESTBENCH_metaheu_ls_vnd_bvns_ts__niter_10_search_greedy_init_group_memory_10_times4ave_50_maxs_0.2'.J1:'TESTBENCH_metaheu_ls_vnd_bvns_ts__niter_10_search_greedy_init_group_memory_10_times4ave_50_maxs_0.2'.J1 'TESTBENCH_metaheu_ls_vnd_bvns_ts__niter_10_search_greedy_init_group_memory_10_times4ave_50_maxs_0.2'.J2:'TESTBENCH_metaheu_ls_vnd_bvns_ts__niter_10_search_greedy_init_group_memory_10_times4ave_50_maxs_0.2'.J31 'TESTBENCH_metaheu_ls_vnd_bvns_ts__niter_10_search_greedy_init_group_memory_10_times4ave_50_maxs_0.2'.K1:'TESTBENCH_metaheu_ls_vnd_bvns_ts__niter_10_search_greedy_init_group_memory_10_times4ave_50_maxs_0.2'.K1 'TESTBENCH_metaheu_ls_vnd_bvns_ts__niter_10_search_greedy_init_group_memory_10_times4ave_50_maxs_0.2'.K2:'TESTBENCH_metaheu_ls_vnd_bvns_ts__niter_10_search_greedy_init_group_memory_10_times4ave_50_maxs_0.2'.K31 'TESTBENCH_metaheu_ls_vnd_bvns_ts__niter_10_search_greedy_init_group_memory_10_times4ave_50_maxs_0.2'.M1:'TESTBENCH_metaheu_ls_vnd_bvns_ts__niter_10_search_greedy_init_group_memory_10_times4ave_50_maxs_0.2'.M1 'TESTBENCH_metaheu_ls_vnd_bvns_ts__niter_10_search_greedy_init_group_memory_10_times4ave_50_maxs_0.2'.M2:'TESTBENCH_metaheu_ls_vnd_bvns_ts__niter_10_search_greedy_init_group_memory_10_times4ave_50_maxs_0.2'.M31 'TESTBENCH_metaheu_ls_vnd_bvns_ts__niter_10_search_greedy_init_group_memory_10_times4ave_50_maxs_0.2'.N1:'TESTBENCH_metaheu_ls_vnd_bvns_ts__niter_10_search_greedy_init_group_memory_10_times4ave_50_maxs_0.2'.N1 'TESTBENCH_metaheu_ls_vnd_bvns_ts__niter_10_search_greedy_init_group_memory_10_times4ave_50_maxs_0.2'.N2:'TESTBENCH_metaheu_ls_vnd_bvns_ts__niter_10_search_greedy_init_group_memory_10_times4ave_50_maxs_0.2'.N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6.039cm" svg:height="9.005cm" svg:x="5.009cm" svg:y="25.447cm">
            <draw:object draw:notify-on-update-of-ranges="'TESTBENCH_metaheu_ls_vnd_bvns_ts__niter_10_search_greedy_init_group_memory_10_times4ave_50_maxs_0.2'.D1:'TESTBENCH_metaheu_ls_vnd_bvns_ts__niter_10_search_greedy_init_group_memory_10_times4ave_50_maxs_0.2'.D1 'TESTBENCH_metaheu_ls_vnd_bvns_ts__niter_10_search_greedy_init_group_memory_10_times4ave_50_maxs_0.2'.D2:'TESTBENCH_metaheu_ls_vnd_bvns_ts__niter_10_search_greedy_init_group_memory_10_times4ave_50_maxs_0.2'.D31 'TESTBENCH_metaheu_ls_vnd_bvns_ts__niter_10_search_greedy_init_group_memory_10_times4ave_50_maxs_0.2'.G1:'TESTBENCH_metaheu_ls_vnd_bvns_ts__niter_10_search_greedy_init_group_memory_10_times4ave_50_maxs_0.2'.G1 'TESTBENCH_metaheu_ls_vnd_bvns_ts__niter_10_search_greedy_init_group_memory_10_times4ave_50_maxs_0.2'.G2:'TESTBENCH_metaheu_ls_vnd_bvns_ts__niter_10_search_greedy_init_group_memory_10_times4ave_50_maxs_0.2'.G31 'TESTBENCH_metaheu_ls_vnd_bvns_ts__niter_10_search_greedy_init_group_memory_10_times4ave_50_maxs_0.2'.J1:'TESTBENCH_metaheu_ls_vnd_bvns_ts__niter_10_search_greedy_init_group_memory_10_times4ave_50_maxs_0.2'.J1 'TESTBENCH_metaheu_ls_vnd_bvns_ts__niter_10_search_greedy_init_group_memory_10_times4ave_50_maxs_0.2'.J2:'TESTBENCH_metaheu_ls_vnd_bvns_ts__niter_10_search_greedy_init_group_memory_10_times4ave_50_maxs_0.2'.J31 'TESTBENCH_metaheu_ls_vnd_bvns_ts__niter_10_search_greedy_init_group_memory_10_times4ave_50_maxs_0.2'.M1:'TESTBENCH_metaheu_ls_vnd_bvns_ts__niter_10_search_greedy_init_group_memory_10_times4ave_50_maxs_0.2'.M1 'TESTBENCH_metaheu_ls_vnd_bvns_ts__niter_10_search_greedy_init_group_memory_10_times4ave_50_maxs_0.2'.M2:'TESTBENCH_metaheu_ls_vnd_bvns_ts__niter_10_search_greedy_init_group_memory_10_times4ave_50_maxs_0.2'.M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6.039cm" svg:height="9.005cm" svg:x="5.009cm" svg:y="35.515cm">
            <draw:object draw:notify-on-update-of-ranges="'TESTBENCH_metaheu_ls_vnd_bvns_ts__niter_10_search_greedy_init_group_memory_10_times4ave_50_maxs_0.2'.E1:'TESTBENCH_metaheu_ls_vnd_bvns_ts__niter_10_search_greedy_init_group_memory_10_times4ave_50_maxs_0.2'.E1 'TESTBENCH_metaheu_ls_vnd_bvns_ts__niter_10_search_greedy_init_group_memory_10_times4ave_50_maxs_0.2'.E2:'TESTBENCH_metaheu_ls_vnd_bvns_ts__niter_10_search_greedy_init_group_memory_10_times4ave_50_maxs_0.2'.E31 'TESTBENCH_metaheu_ls_vnd_bvns_ts__niter_10_search_greedy_init_group_memory_10_times4ave_50_maxs_0.2'.H1:'TESTBENCH_metaheu_ls_vnd_bvns_ts__niter_10_search_greedy_init_group_memory_10_times4ave_50_maxs_0.2'.H1 'TESTBENCH_metaheu_ls_vnd_bvns_ts__niter_10_search_greedy_init_group_memory_10_times4ave_50_maxs_0.2'.H2:'TESTBENCH_metaheu_ls_vnd_bvns_ts__niter_10_search_greedy_init_group_memory_10_times4ave_50_maxs_0.2'.H31 'TESTBENCH_metaheu_ls_vnd_bvns_ts__niter_10_search_greedy_init_group_memory_10_times4ave_50_maxs_0.2'.K1:'TESTBENCH_metaheu_ls_vnd_bvns_ts__niter_10_search_greedy_init_group_memory_10_times4ave_50_maxs_0.2'.K1 'TESTBENCH_metaheu_ls_vnd_bvns_ts__niter_10_search_greedy_init_group_memory_10_times4ave_50_maxs_0.2'.K2:'TESTBENCH_metaheu_ls_vnd_bvns_ts__niter_10_search_greedy_init_group_memory_10_times4ave_50_maxs_0.2'.K31 'TESTBENCH_metaheu_ls_vnd_bvns_ts__niter_10_search_greedy_init_group_memory_10_times4ave_50_maxs_0.2'.N1:'TESTBENCH_metaheu_ls_vnd_bvns_ts__niter_10_search_greedy_init_group_memory_10_times4ave_50_maxs_0.2'.N1 'TESTBENCH_metaheu_ls_vnd_bvns_ts__niter_10_search_greedy_init_group_memory_10_times4ave_50_maxs_0.2'.N2:'TESTBENCH_metaheu_ls_vnd_bvns_ts__niter_10_search_greedy_init_group_memory_10_times4ave_50_maxs_0.2'.N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7.471cm" svg:height="9.005cm" svg:x="4.79cm" svg:y="45.448cm">
            <draw:object draw:notify-on-update-of-ranges="'TESTBENCH_metaheu_ls_vnd_bvns_ts__niter_10_search_greedy_init_group_memory_10_times4ave_50_maxs_0.2'.D1:'TESTBENCH_metaheu_ls_vnd_bvns_ts__niter_10_search_greedy_init_group_memory_10_times4ave_50_maxs_0.2'.D1 'TESTBENCH_metaheu_ls_vnd_bvns_ts__niter_10_search_greedy_init_group_memory_10_times4ave_50_maxs_0.2'.D2:'TESTBENCH_metaheu_ls_vnd_bvns_ts__niter_10_search_greedy_init_group_memory_10_times4ave_50_maxs_0.2'.D31 'TESTBENCH_metaheu_ls_vnd_bvns_ts__niter_10_search_greedy_init_group_memory_10_times4ave_50_maxs_0.2'.E1:'TESTBENCH_metaheu_ls_vnd_bvns_ts__niter_10_search_greedy_init_group_memory_10_times4ave_50_maxs_0.2'.E1 'TESTBENCH_metaheu_ls_vnd_bvns_ts__niter_10_search_greedy_init_group_memory_10_times4ave_50_maxs_0.2'.E2:'TESTBENCH_metaheu_ls_vnd_bvns_ts__niter_10_search_greedy_init_group_memory_10_times4ave_50_maxs_0.2'.E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7.471cm" svg:height="9.005cm" svg:x="23.36cm" svg:y="45.501cm">
            <draw:object draw:notify-on-update-of-ranges="'TESTBENCH_metaheu_ls_vnd_bvns_ts__niter_10_search_greedy_init_group_memory_10_times4ave_50_maxs_0.2'.G1:'TESTBENCH_metaheu_ls_vnd_bvns_ts__niter_10_search_greedy_init_group_memory_10_times4ave_50_maxs_0.2'.G1 'TESTBENCH_metaheu_ls_vnd_bvns_ts__niter_10_search_greedy_init_group_memory_10_times4ave_50_maxs_0.2'.G2:'TESTBENCH_metaheu_ls_vnd_bvns_ts__niter_10_search_greedy_init_group_memory_10_times4ave_50_maxs_0.2'.G31 'TESTBENCH_metaheu_ls_vnd_bvns_ts__niter_10_search_greedy_init_group_memory_10_times4ave_50_maxs_0.2'.H1:'TESTBENCH_metaheu_ls_vnd_bvns_ts__niter_10_search_greedy_init_group_memory_10_times4ave_50_maxs_0.2'.H1 'TESTBENCH_metaheu_ls_vnd_bvns_ts__niter_10_search_greedy_init_group_memory_10_times4ave_50_maxs_0.2'.H2:'TESTBENCH_metaheu_ls_vnd_bvns_ts__niter_10_search_greedy_init_group_memory_10_times4ave_50_maxs_0.2'.H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7.471cm" svg:height="9.005cm" svg:x="5.028cm" svg:y="54.717cm">
            <draw:object draw:notify-on-update-of-ranges="'TESTBENCH_metaheu_ls_vnd_bvns_ts__niter_10_search_greedy_init_group_memory_10_times4ave_50_maxs_0.2'.J1:'TESTBENCH_metaheu_ls_vnd_bvns_ts__niter_10_search_greedy_init_group_memory_10_times4ave_50_maxs_0.2'.J1 'TESTBENCH_metaheu_ls_vnd_bvns_ts__niter_10_search_greedy_init_group_memory_10_times4ave_50_maxs_0.2'.J2:'TESTBENCH_metaheu_ls_vnd_bvns_ts__niter_10_search_greedy_init_group_memory_10_times4ave_50_maxs_0.2'.J31 'TESTBENCH_metaheu_ls_vnd_bvns_ts__niter_10_search_greedy_init_group_memory_10_times4ave_50_maxs_0.2'.K1:'TESTBENCH_metaheu_ls_vnd_bvns_ts__niter_10_search_greedy_init_group_memory_10_times4ave_50_maxs_0.2'.K1 'TESTBENCH_metaheu_ls_vnd_bvns_ts__niter_10_search_greedy_init_group_memory_10_times4ave_50_maxs_0.2'.K2:'TESTBENCH_metaheu_ls_vnd_bvns_ts__niter_10_search_greedy_init_group_memory_10_times4ave_50_maxs_0.2'.K3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7.471cm" svg:height="9.005cm" svg:x="23.707cm" svg:y="54.876cm">
            <draw:object draw:notify-on-update-of-ranges="'TESTBENCH_metaheu_ls_vnd_bvns_ts__niter_10_search_greedy_init_group_memory_10_times4ave_50_maxs_0.2'.M1:'TESTBENCH_metaheu_ls_vnd_bvns_ts__niter_10_search_greedy_init_group_memory_10_times4ave_50_maxs_0.2'.M1 'TESTBENCH_metaheu_ls_vnd_bvns_ts__niter_10_search_greedy_init_group_memory_10_times4ave_50_maxs_0.2'.M2:'TESTBENCH_metaheu_ls_vnd_bvns_ts__niter_10_search_greedy_init_group_memory_10_times4ave_50_maxs_0.2'.M31 'TESTBENCH_metaheu_ls_vnd_bvns_ts__niter_10_search_greedy_init_group_memory_10_times4ave_50_maxs_0.2'.N1:'TESTBENCH_metaheu_ls_vnd_bvns_ts__niter_10_search_greedy_init_group_memory_10_times4ave_50_maxs_0.2'.N1 'TESTBENCH_metaheu_ls_vnd_bvns_ts__niter_10_search_greedy_init_group_memory_10_times4ave_50_maxs_0.2'.N2:'TESTBENCH_metaheu_ls_vnd_bvns_ts__niter_10_search_greedy_init_group_memory_10_times4ave_50_maxs_0.2'.N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4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  <table:table-cell office:value-type="string" calcext:value-type="string">
            <text:p>ls_diff</text:p>
          </table:table-cell>
          <table:table-cell office:value-type="string" calcext:value-type="string">
            <text:p>vnd_diff</text:p>
          </table:table-cell>
          <table:table-cell office:value-type="string" calcext:value-type="string">
            <text:p>bvns_diff</text:p>
          </table:table-cell>
          <table:table-cell office:value-type="string" calcext:value-type="string">
            <text:p>ts_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10nodes/dis_29.txt</text:p>
          </table:table-cell>
          <table:table-cell office:value-type="float" office:value="0.00666130304336548" calcext:value-type="float">
            <text:p>0,006661303043365</text:p>
          </table:table-cell>
          <table:table-cell office:value-type="float" office:value="972.75" calcext:value-type="float">
            <text:p>972,75</text:p>
          </table:table-cell>
          <table:table-cell office:value-type="float" office:value="689" calcext:value-type="float">
            <text:p>689</text:p>
          </table:table-cell>
          <table:table-cell office:value-type="float" office:value="0.0322478079795837" calcext:value-type="float">
            <text:p>0,032247807979584</text:p>
          </table:table-cell>
          <table:table-cell office:value-type="float" office:value="685.74" calcext:value-type="float">
            <text:p>685,74</text:p>
          </table:table-cell>
          <table:table-cell office:value-type="float" office:value="502" calcext:value-type="float">
            <text:p>502</text:p>
          </table:table-cell>
          <table:table-cell office:value-type="float" office:value="0.201210811138153" calcext:value-type="float">
            <text:p>0,201210811138153</text:p>
          </table:table-cell>
          <table:table-cell office:value-type="float" office:value="586.65" calcext:value-type="float">
            <text:p>586,65</text:p>
          </table:table-cell>
          <table:table-cell office:value-type="float" office:value="502" calcext:value-type="float">
            <text:p>502</text:p>
          </table:table-cell>
          <table:table-cell office:value-type="float" office:value="0.20327211856842" calcext:value-type="float">
            <text:p>0,20327211856842</text:p>
          </table:table-cell>
          <table:table-cell office:value-type="float" office:value="757.47" calcext:value-type="float">
            <text:p>757,47</text:p>
          </table:table-cell>
          <table:table-cell office:value-type="float" office:value="574" calcext:value-type="float">
            <text:p>574</text:p>
          </table:table-cell>
          <table:table-cell table:formula="of:=[.D2]-[.E2]" office:value-type="float" office:value="283.75" calcext:value-type="float">
            <text:p>283,75</text:p>
          </table:table-cell>
          <table:table-cell table:formula="of:=[.G2]-[.H2]" office:value-type="float" office:value="183.74" calcext:value-type="float">
            <text:p>183,74</text:p>
          </table:table-cell>
          <table:table-cell table:formula="of:=[.J2]-[.K2]" office:value-type="float" office:value="84.65" calcext:value-type="float">
            <text:p>84,65</text:p>
          </table:table-cell>
          <table:table-cell table:formula="of:=[.M2]-[.N2]" office:value-type="float" office:value="183.47" calcext:value-type="float">
            <text:p>183,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10nodes/dis_1.txt</text:p>
          </table:table-cell>
          <table:table-cell office:value-type="float" office:value="0.00569707870483398" calcext:value-type="float">
            <text:p>0,005697078704834</text:p>
          </table:table-cell>
          <table:table-cell office:value-type="float" office:value="991.22" calcext:value-type="float">
            <text:p>991,22</text:p>
          </table:table-cell>
          <table:table-cell office:value-type="float" office:value="739" calcext:value-type="float">
            <text:p>739</text:p>
          </table:table-cell>
          <table:table-cell office:value-type="float" office:value="0.0264943528175354" calcext:value-type="float">
            <text:p>0,026494352817535</text:p>
          </table:table-cell>
          <table:table-cell office:value-type="float" office:value="677.85" calcext:value-type="float">
            <text:p>677,85</text:p>
          </table:table-cell>
          <table:table-cell office:value-type="float" office:value="499" calcext:value-type="float">
            <text:p>499</text:p>
          </table:table-cell>
          <table:table-cell office:value-type="float" office:value="0.201276469230652" calcext:value-type="float">
            <text:p>0,201276469230652</text:p>
          </table:table-cell>
          <table:table-cell office:value-type="float" office:value="564.54" calcext:value-type="float">
            <text:p>564,54</text:p>
          </table:table-cell>
          <table:table-cell office:value-type="float" office:value="499" calcext:value-type="float">
            <text:p>499</text:p>
          </table:table-cell>
          <table:table-cell office:value-type="float" office:value="0.203702661991119" calcext:value-type="float">
            <text:p>0,203702661991119</text:p>
          </table:table-cell>
          <table:table-cell office:value-type="float" office:value="732.49" calcext:value-type="float">
            <text:p>732,49</text:p>
          </table:table-cell>
          <table:table-cell office:value-type="float" office:value="575" calcext:value-type="float">
            <text:p>575</text:p>
          </table:table-cell>
          <table:table-cell table:formula="of:=[.D3]-[.E3]" office:value-type="float" office:value="252.22" calcext:value-type="float">
            <text:p>252,22</text:p>
          </table:table-cell>
          <table:table-cell table:formula="of:=[.G3]-[.H3]" office:value-type="float" office:value="178.85" calcext:value-type="float">
            <text:p>178,85</text:p>
          </table:table-cell>
          <table:table-cell table:formula="of:=[.J3]-[.K3]" office:value-type="float" office:value="65.54" calcext:value-type="float">
            <text:p>65,54</text:p>
          </table:table-cell>
          <table:table-cell table:formula="of:=[.M3]-[.N3]" office:value-type="float" office:value="157.49" calcext:value-type="float">
            <text:p>157,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10nodes/dis_12.txt</text:p>
          </table:table-cell>
          <table:table-cell office:value-type="float" office:value="0.00439718723297119" calcext:value-type="float">
            <text:p>0,004397187232971</text:p>
          </table:table-cell>
          <table:table-cell office:value-type="float" office:value="1032.46" calcext:value-type="float">
            <text:p>1032,46</text:p>
          </table:table-cell>
          <table:table-cell office:value-type="float" office:value="674" calcext:value-type="float">
            <text:p>674</text:p>
          </table:table-cell>
          <table:table-cell office:value-type="float" office:value="0.0244555163383484" calcext:value-type="float">
            <text:p>0,024455516338348</text:p>
          </table:table-cell>
          <table:table-cell office:value-type="float" office:value="655.35" calcext:value-type="float">
            <text:p>655,35</text:p>
          </table:table-cell>
          <table:table-cell office:value-type="float" office:value="489" calcext:value-type="float">
            <text:p>489</text:p>
          </table:table-cell>
          <table:table-cell office:value-type="float" office:value="0.201229662895203" calcext:value-type="float">
            <text:p>0,201229662895203</text:p>
          </table:table-cell>
          <table:table-cell office:value-type="float" office:value="531.17" calcext:value-type="float">
            <text:p>531,17</text:p>
          </table:table-cell>
          <table:table-cell office:value-type="float" office:value="465" calcext:value-type="float">
            <text:p>465</text:p>
          </table:table-cell>
          <table:table-cell office:value-type="float" office:value="0.203333642482758" calcext:value-type="float">
            <text:p>0,203333642482758</text:p>
          </table:table-cell>
          <table:table-cell office:value-type="float" office:value="726.95" calcext:value-type="float">
            <text:p>726,95</text:p>
          </table:table-cell>
          <table:table-cell office:value-type="float" office:value="556" calcext:value-type="float">
            <text:p>556</text:p>
          </table:table-cell>
          <table:table-cell table:formula="of:=[.D4]-[.E4]" office:value-type="float" office:value="358.46" calcext:value-type="float">
            <text:p>358,46</text:p>
          </table:table-cell>
          <table:table-cell table:formula="of:=[.G4]-[.H4]" office:value-type="float" office:value="166.35" calcext:value-type="float">
            <text:p>166,35</text:p>
          </table:table-cell>
          <table:table-cell table:formula="of:=[.J4]-[.K4]" office:value-type="float" office:value="66.17" calcext:value-type="float">
            <text:p>66,17</text:p>
          </table:table-cell>
          <table:table-cell table:formula="of:=[.M4]-[.N4]" office:value-type="float" office:value="170.95" calcext:value-type="float">
            <text:p>170,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10nodes/dis_4.txt</text:p>
          </table:table-cell>
          <table:table-cell office:value-type="float" office:value="0.00701765060424805" calcext:value-type="float">
            <text:p>0,007017650604248</text:p>
          </table:table-cell>
          <table:table-cell office:value-type="float" office:value="925.08" calcext:value-type="float">
            <text:p>925,08</text:p>
          </table:table-cell>
          <table:table-cell office:value-type="float" office:value="702" calcext:value-type="float">
            <text:p>702</text:p>
          </table:table-cell>
          <table:table-cell office:value-type="float" office:value="0.0283827233314514" calcext:value-type="float">
            <text:p>0,028382723331451</text:p>
          </table:table-cell>
          <table:table-cell office:value-type="float" office:value="699.31" calcext:value-type="float">
            <text:p>699,31</text:p>
          </table:table-cell>
          <table:table-cell office:value-type="float" office:value="515" calcext:value-type="float">
            <text:p>515</text:p>
          </table:table-cell>
          <table:table-cell office:value-type="float" office:value="0.201106131076813" calcext:value-type="float">
            <text:p>0,201106131076813</text:p>
          </table:table-cell>
          <table:table-cell office:value-type="float" office:value="578.03" calcext:value-type="float">
            <text:p>578,03</text:p>
          </table:table-cell>
          <table:table-cell office:value-type="float" office:value="443" calcext:value-type="float">
            <text:p>443</text:p>
          </table:table-cell>
          <table:table-cell office:value-type="float" office:value="0.202558529376984" calcext:value-type="float">
            <text:p>0,202558529376984</text:p>
          </table:table-cell>
          <table:table-cell office:value-type="float" office:value="725.42" calcext:value-type="float">
            <text:p>725,42</text:p>
          </table:table-cell>
          <table:table-cell office:value-type="float" office:value="523" calcext:value-type="float">
            <text:p>523</text:p>
          </table:table-cell>
          <table:table-cell table:formula="of:=[.D5]-[.E5]" office:value-type="float" office:value="223.08" calcext:value-type="float">
            <text:p>223,08</text:p>
          </table:table-cell>
          <table:table-cell table:formula="of:=[.G5]-[.H5]" office:value-type="float" office:value="184.31" calcext:value-type="float">
            <text:p>184,31</text:p>
          </table:table-cell>
          <table:table-cell table:formula="of:=[.J5]-[.K5]" office:value-type="float" office:value="135.03" calcext:value-type="float">
            <text:p>135,03</text:p>
          </table:table-cell>
          <table:table-cell table:formula="of:=[.M5]-[.N5]" office:value-type="float" office:value="202.42" calcext:value-type="float">
            <text:p>202,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10nodes/dis_25.txt</text:p>
          </table:table-cell>
          <table:table-cell office:value-type="float" office:value="0.00519238471984863" calcext:value-type="float">
            <text:p>0,005192384719849</text:p>
          </table:table-cell>
          <table:table-cell office:value-type="float" office:value="961.73" calcext:value-type="float">
            <text:p>961,73</text:p>
          </table:table-cell>
          <table:table-cell office:value-type="float" office:value="620" calcext:value-type="float">
            <text:p>620</text:p>
          </table:table-cell>
          <table:table-cell office:value-type="float" office:value="0.0284623980522156" calcext:value-type="float">
            <text:p>0,028462398052216</text:p>
          </table:table-cell>
          <table:table-cell office:value-type="float" office:value="609.45" calcext:value-type="float">
            <text:p>609,45</text:p>
          </table:table-cell>
          <table:table-cell office:value-type="float" office:value="436" calcext:value-type="float">
            <text:p>436</text:p>
          </table:table-cell>
          <table:table-cell office:value-type="float" office:value="0.201326804161072" calcext:value-type="float">
            <text:p>0,201326804161072</text:p>
          </table:table-cell>
          <table:table-cell office:value-type="float" office:value="488.84" calcext:value-type="float">
            <text:p>488,84</text:p>
          </table:table-cell>
          <table:table-cell office:value-type="float" office:value="408" calcext:value-type="float">
            <text:p>408</text:p>
          </table:table-cell>
          <table:table-cell office:value-type="float" office:value="0.203593990802765" calcext:value-type="float">
            <text:p>0,203593990802765</text:p>
          </table:table-cell>
          <table:table-cell office:value-type="float" office:value="657.67" calcext:value-type="float">
            <text:p>657,67</text:p>
          </table:table-cell>
          <table:table-cell office:value-type="float" office:value="461" calcext:value-type="float">
            <text:p>461</text:p>
          </table:table-cell>
          <table:table-cell table:formula="of:=[.D6]-[.E6]" office:value-type="float" office:value="341.73" calcext:value-type="float">
            <text:p>341,73</text:p>
          </table:table-cell>
          <table:table-cell table:formula="of:=[.G6]-[.H6]" office:value-type="float" office:value="173.45" calcext:value-type="float">
            <text:p>173,45</text:p>
          </table:table-cell>
          <table:table-cell table:formula="of:=[.J6]-[.K6]" office:value-type="float" office:value="80.84" calcext:value-type="float">
            <text:p>80,84</text:p>
          </table:table-cell>
          <table:table-cell table:formula="of:=[.M6]-[.N6]" office:value-type="float" office:value="196.67" calcext:value-type="float">
            <text:p>196,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10nodes/dis_28.txt</text:p>
          </table:table-cell>
          <table:table-cell office:value-type="float" office:value="0.0061829400062561" calcext:value-type="float">
            <text:p>0,006182940006256</text:p>
          </table:table-cell>
          <table:table-cell office:value-type="float" office:value="1116.61" calcext:value-type="float">
            <text:p>1116,61</text:p>
          </table:table-cell>
          <table:table-cell office:value-type="float" office:value="841" calcext:value-type="float">
            <text:p>841</text:p>
          </table:table-cell>
          <table:table-cell office:value-type="float" office:value="0.0298737692832947" calcext:value-type="float">
            <text:p>0,029873769283295</text:p>
          </table:table-cell>
          <table:table-cell office:value-type="float" office:value="788.17" calcext:value-type="float">
            <text:p>788,17</text:p>
          </table:table-cell>
          <table:table-cell office:value-type="float" office:value="568" calcext:value-type="float">
            <text:p>568</text:p>
          </table:table-cell>
          <table:table-cell office:value-type="float" office:value="0.201161963939667" calcext:value-type="float">
            <text:p>0,201161963939667</text:p>
          </table:table-cell>
          <table:table-cell office:value-type="float" office:value="604.83" calcext:value-type="float">
            <text:p>604,83</text:p>
          </table:table-cell>
          <table:table-cell office:value-type="float" office:value="530" calcext:value-type="float">
            <text:p>530</text:p>
          </table:table-cell>
          <table:table-cell office:value-type="float" office:value="0.202357151508331" calcext:value-type="float">
            <text:p>0,202357151508331</text:p>
          </table:table-cell>
          <table:table-cell office:value-type="float" office:value="836.74" calcext:value-type="float">
            <text:p>836,74</text:p>
          </table:table-cell>
          <table:table-cell office:value-type="float" office:value="588" calcext:value-type="float">
            <text:p>588</text:p>
          </table:table-cell>
          <table:table-cell table:formula="of:=[.D7]-[.E7]" office:value-type="float" office:value="275.61" calcext:value-type="float">
            <text:p>275,61</text:p>
          </table:table-cell>
          <table:table-cell table:formula="of:=[.G7]-[.H7]" office:value-type="float" office:value="220.17" calcext:value-type="float">
            <text:p>220,17</text:p>
          </table:table-cell>
          <table:table-cell table:formula="of:=[.J7]-[.K7]" office:value-type="float" office:value="74.83" calcext:value-type="float">
            <text:p>74,83</text:p>
          </table:table-cell>
          <table:table-cell table:formula="of:=[.M7]-[.N7]" office:value-type="float" office:value="248.74" calcext:value-type="float">
            <text:p>248,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10nodes/dis_8.txt</text:p>
          </table:table-cell>
          <table:table-cell office:value-type="float" office:value="0.00693627595901489" calcext:value-type="float">
            <text:p>0,006936275959015</text:p>
          </table:table-cell>
          <table:table-cell office:value-type="float" office:value="1006.24" calcext:value-type="float">
            <text:p>1006,24</text:p>
          </table:table-cell>
          <table:table-cell office:value-type="float" office:value="689" calcext:value-type="float">
            <text:p>689</text:p>
          </table:table-cell>
          <table:table-cell office:value-type="float" office:value="0.0305548715591431" calcext:value-type="float">
            <text:p>0,030554871559143</text:p>
          </table:table-cell>
          <table:table-cell office:value-type="float" office:value="703.37" calcext:value-type="float">
            <text:p>703,37</text:p>
          </table:table-cell>
          <table:table-cell office:value-type="float" office:value="504" calcext:value-type="float">
            <text:p>504</text:p>
          </table:table-cell>
          <table:table-cell office:value-type="float" office:value="0.201069791316986" calcext:value-type="float">
            <text:p>0,201069791316986</text:p>
          </table:table-cell>
          <table:table-cell office:value-type="float" office:value="581.22" calcext:value-type="float">
            <text:p>581,22</text:p>
          </table:table-cell>
          <table:table-cell office:value-type="float" office:value="504" calcext:value-type="float">
            <text:p>504</text:p>
          </table:table-cell>
          <table:table-cell office:value-type="float" office:value="0.203082582950592" calcext:value-type="float">
            <text:p>0,203082582950592</text:p>
          </table:table-cell>
          <table:table-cell office:value-type="float" office:value="759.89" calcext:value-type="float">
            <text:p>759,89</text:p>
          </table:table-cell>
          <table:table-cell office:value-type="float" office:value="612" calcext:value-type="float">
            <text:p>612</text:p>
          </table:table-cell>
          <table:table-cell table:formula="of:=[.D8]-[.E8]" office:value-type="float" office:value="317.24" calcext:value-type="float">
            <text:p>317,24</text:p>
          </table:table-cell>
          <table:table-cell table:formula="of:=[.G8]-[.H8]" office:value-type="float" office:value="199.37" calcext:value-type="float">
            <text:p>199,37</text:p>
          </table:table-cell>
          <table:table-cell table:formula="of:=[.J8]-[.K8]" office:value-type="float" office:value="77.22" calcext:value-type="float">
            <text:p>77,22</text:p>
          </table:table-cell>
          <table:table-cell table:formula="of:=[.M8]-[.N8]" office:value-type="float" office:value="147.89" calcext:value-type="float">
            <text:p>147,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10nodes/dis_13.txt</text:p>
          </table:table-cell>
          <table:table-cell office:value-type="float" office:value="0.00608360767364502" calcext:value-type="float">
            <text:p>0,006083607673645</text:p>
          </table:table-cell>
          <table:table-cell office:value-type="float" office:value="939.68" calcext:value-type="float">
            <text:p>939,68</text:p>
          </table:table-cell>
          <table:table-cell office:value-type="float" office:value="664" calcext:value-type="float">
            <text:p>664</text:p>
          </table:table-cell>
          <table:table-cell office:value-type="float" office:value="0.0293232774734497" calcext:value-type="float">
            <text:p>0,02932327747345</text:p>
          </table:table-cell>
          <table:table-cell office:value-type="float" office:value="676.54" calcext:value-type="float">
            <text:p>676,54</text:p>
          </table:table-cell>
          <table:table-cell office:value-type="float" office:value="485" calcext:value-type="float">
            <text:p>485</text:p>
          </table:table-cell>
          <table:table-cell office:value-type="float" office:value="0.201141018867493" calcext:value-type="float">
            <text:p>0,201141018867493</text:p>
          </table:table-cell>
          <table:table-cell office:value-type="float" office:value="543.06" calcext:value-type="float">
            <text:p>543,06</text:p>
          </table:table-cell>
          <table:table-cell office:value-type="float" office:value="464" calcext:value-type="float">
            <text:p>464</text:p>
          </table:table-cell>
          <table:table-cell office:value-type="float" office:value="0.202973980903625" calcext:value-type="float">
            <text:p>0,202973980903625</text:p>
          </table:table-cell>
          <table:table-cell office:value-type="float" office:value="711.63" calcext:value-type="float">
            <text:p>711,63</text:p>
          </table:table-cell>
          <table:table-cell office:value-type="float" office:value="543" calcext:value-type="float">
            <text:p>543</text:p>
          </table:table-cell>
          <table:table-cell table:formula="of:=[.D9]-[.E9]" office:value-type="float" office:value="275.68" calcext:value-type="float">
            <text:p>275,68</text:p>
          </table:table-cell>
          <table:table-cell table:formula="of:=[.G9]-[.H9]" office:value-type="float" office:value="191.54" calcext:value-type="float">
            <text:p>191,54</text:p>
          </table:table-cell>
          <table:table-cell table:formula="of:=[.J9]-[.K9]" office:value-type="float" office:value="79.0599999999999" calcext:value-type="float">
            <text:p>79,0599999999999</text:p>
          </table:table-cell>
          <table:table-cell table:formula="of:=[.M9]-[.N9]" office:value-type="float" office:value="168.63" calcext:value-type="float">
            <text:p>168,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10nodes/dis_22.txt</text:p>
          </table:table-cell>
          <table:table-cell office:value-type="float" office:value="0.00559088468551636" calcext:value-type="float">
            <text:p>0,005590884685516</text:p>
          </table:table-cell>
          <table:table-cell office:value-type="float" office:value="1014.12" calcext:value-type="float">
            <text:p>1014,12</text:p>
          </table:table-cell>
          <table:table-cell office:value-type="float" office:value="693" calcext:value-type="float">
            <text:p>693</text:p>
          </table:table-cell>
          <table:table-cell office:value-type="float" office:value="0.0289987349510193" calcext:value-type="float">
            <text:p>0,028998734951019</text:p>
          </table:table-cell>
          <table:table-cell office:value-type="float" office:value="684.87" calcext:value-type="float">
            <text:p>684,87</text:p>
          </table:table-cell>
          <table:table-cell office:value-type="float" office:value="481" calcext:value-type="float">
            <text:p>481</text:p>
          </table:table-cell>
          <table:table-cell office:value-type="float" office:value="0.201032214164734" calcext:value-type="float">
            <text:p>0,201032214164734</text:p>
          </table:table-cell>
          <table:table-cell office:value-type="float" office:value="536.4" calcext:value-type="float">
            <text:p>536,4</text:p>
          </table:table-cell>
          <table:table-cell office:value-type="float" office:value="426" calcext:value-type="float">
            <text:p>426</text:p>
          </table:table-cell>
          <table:table-cell office:value-type="float" office:value="0.202864117622375" calcext:value-type="float">
            <text:p>0,202864117622375</text:p>
          </table:table-cell>
          <table:table-cell office:value-type="float" office:value="743.77" calcext:value-type="float">
            <text:p>743,77</text:p>
          </table:table-cell>
          <table:table-cell office:value-type="float" office:value="537" calcext:value-type="float">
            <text:p>537</text:p>
          </table:table-cell>
          <table:table-cell table:formula="of:=[.D10]-[.E10]" office:value-type="float" office:value="321.12" calcext:value-type="float">
            <text:p>321,12</text:p>
          </table:table-cell>
          <table:table-cell table:formula="of:=[.G10]-[.H10]" office:value-type="float" office:value="203.87" calcext:value-type="float">
            <text:p>203,87</text:p>
          </table:table-cell>
          <table:table-cell table:formula="of:=[.J10]-[.K10]" office:value-type="float" office:value="110.4" calcext:value-type="float">
            <text:p>110,4</text:p>
          </table:table-cell>
          <table:table-cell table:formula="of:=[.M10]-[.N10]" office:value-type="float" office:value="206.77" calcext:value-type="float">
            <text:p>206,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10nodes/dis_0.txt</text:p>
          </table:table-cell>
          <table:table-cell office:value-type="float" office:value="0.00482973575592041" calcext:value-type="float">
            <text:p>0,00482973575592</text:p>
          </table:table-cell>
          <table:table-cell office:value-type="float" office:value="1049.38" calcext:value-type="float">
            <text:p>1049,38</text:p>
          </table:table-cell>
          <table:table-cell office:value-type="float" office:value="815" calcext:value-type="float">
            <text:p>815</text:p>
          </table:table-cell>
          <table:table-cell office:value-type="float" office:value="0.0273768591880798" calcext:value-type="float">
            <text:p>0,02737685918808</text:p>
          </table:table-cell>
          <table:table-cell office:value-type="float" office:value="700.02" calcext:value-type="float">
            <text:p>700,02</text:p>
          </table:table-cell>
          <table:table-cell office:value-type="float" office:value="540" calcext:value-type="float">
            <text:p>540</text:p>
          </table:table-cell>
          <table:table-cell office:value-type="float" office:value="0.201347687244415" calcext:value-type="float">
            <text:p>0,201347687244415</text:p>
          </table:table-cell>
          <table:table-cell office:value-type="float" office:value="565.74" calcext:value-type="float">
            <text:p>565,74</text:p>
          </table:table-cell>
          <table:table-cell office:value-type="float" office:value="511" calcext:value-type="float">
            <text:p>511</text:p>
          </table:table-cell>
          <table:table-cell office:value-type="float" office:value="0.203663277626038" calcext:value-type="float">
            <text:p>0,203663277626038</text:p>
          </table:table-cell>
          <table:table-cell office:value-type="float" office:value="781.19" calcext:value-type="float">
            <text:p>781,19</text:p>
          </table:table-cell>
          <table:table-cell office:value-type="float" office:value="588" calcext:value-type="float">
            <text:p>588</text:p>
          </table:table-cell>
          <table:table-cell table:formula="of:=[.D11]-[.E11]" office:value-type="float" office:value="234.38" calcext:value-type="float">
            <text:p>234,38</text:p>
          </table:table-cell>
          <table:table-cell table:formula="of:=[.G11]-[.H11]" office:value-type="float" office:value="160.02" calcext:value-type="float">
            <text:p>160,02</text:p>
          </table:table-cell>
          <table:table-cell table:formula="of:=[.J11]-[.K11]" office:value-type="float" office:value="54.74" calcext:value-type="float">
            <text:p>54,74</text:p>
          </table:table-cell>
          <table:table-cell table:formula="of:=[.M11]-[.N11]" office:value-type="float" office:value="193.19" calcext:value-type="float">
            <text:p>193,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10nodes/dis_6.txt</text:p>
          </table:table-cell>
          <table:table-cell office:value-type="float" office:value="0.00602740287780762" calcext:value-type="float">
            <text:p>0,006027402877808</text:p>
          </table:table-cell>
          <table:table-cell office:value-type="float" office:value="1133.83" calcext:value-type="float">
            <text:p>1133,83</text:p>
          </table:table-cell>
          <table:table-cell office:value-type="float" office:value="791" calcext:value-type="float">
            <text:p>791</text:p>
          </table:table-cell>
          <table:table-cell office:value-type="float" office:value="0.0304984831809998" calcext:value-type="float">
            <text:p>0,030498483181</text:p>
          </table:table-cell>
          <table:table-cell office:value-type="float" office:value="813.79" calcext:value-type="float">
            <text:p>813,79</text:p>
          </table:table-cell>
          <table:table-cell office:value-type="float" office:value="554" calcext:value-type="float">
            <text:p>554</text:p>
          </table:table-cell>
          <table:table-cell office:value-type="float" office:value="0.2009335064888" calcext:value-type="float">
            <text:p>0,2009335064888</text:p>
          </table:table-cell>
          <table:table-cell office:value-type="float" office:value="659.85" calcext:value-type="float">
            <text:p>659,85</text:p>
          </table:table-cell>
          <table:table-cell office:value-type="float" office:value="554" calcext:value-type="float">
            <text:p>554</text:p>
          </table:table-cell>
          <table:table-cell office:value-type="float" office:value="0.202435657978058" calcext:value-type="float">
            <text:p>0,202435657978058</text:p>
          </table:table-cell>
          <table:table-cell office:value-type="float" office:value="882.72" calcext:value-type="float">
            <text:p>882,72</text:p>
          </table:table-cell>
          <table:table-cell office:value-type="float" office:value="684" calcext:value-type="float">
            <text:p>684</text:p>
          </table:table-cell>
          <table:table-cell table:formula="of:=[.D12]-[.E12]" office:value-type="float" office:value="342.83" calcext:value-type="float">
            <text:p>342,83</text:p>
          </table:table-cell>
          <table:table-cell table:formula="of:=[.G12]-[.H12]" office:value-type="float" office:value="259.79" calcext:value-type="float">
            <text:p>259,79</text:p>
          </table:table-cell>
          <table:table-cell table:formula="of:=[.J12]-[.K12]" office:value-type="float" office:value="105.85" calcext:value-type="float">
            <text:p>105,85</text:p>
          </table:table-cell>
          <table:table-cell table:formula="of:=[.M12]-[.N12]" office:value-type="float" office:value="198.72" calcext:value-type="float">
            <text:p>198,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10nodes/dis_11.txt</text:p>
          </table:table-cell>
          <table:table-cell office:value-type="float" office:value="0.00556564569473267" calcext:value-type="float">
            <text:p>0,005565645694733</text:p>
          </table:table-cell>
          <table:table-cell office:value-type="float" office:value="1046.35" calcext:value-type="float">
            <text:p>1046,35</text:p>
          </table:table-cell>
          <table:table-cell office:value-type="float" office:value="687" calcext:value-type="float">
            <text:p>687</text:p>
          </table:table-cell>
          <table:table-cell office:value-type="float" office:value="0.0273592662811279" calcext:value-type="float">
            <text:p>0,027359266281128</text:p>
          </table:table-cell>
          <table:table-cell office:value-type="float" office:value="719.43" calcext:value-type="float">
            <text:p>719,43</text:p>
          </table:table-cell>
          <table:table-cell office:value-type="float" office:value="571" calcext:value-type="float">
            <text:p>571</text:p>
          </table:table-cell>
          <table:table-cell office:value-type="float" office:value="0.201145441532135" calcext:value-type="float">
            <text:p>0,201145441532135</text:p>
          </table:table-cell>
          <table:table-cell office:value-type="float" office:value="589.32" calcext:value-type="float">
            <text:p>589,32</text:p>
          </table:table-cell>
          <table:table-cell office:value-type="float" office:value="498" calcext:value-type="float">
            <text:p>498</text:p>
          </table:table-cell>
          <table:table-cell office:value-type="float" office:value="0.203036081790924" calcext:value-type="float">
            <text:p>0,203036081790924</text:p>
          </table:table-cell>
          <table:table-cell office:value-type="float" office:value="747.55" calcext:value-type="float">
            <text:p>747,55</text:p>
          </table:table-cell>
          <table:table-cell office:value-type="float" office:value="545" calcext:value-type="float">
            <text:p>545</text:p>
          </table:table-cell>
          <table:table-cell table:formula="of:=[.D13]-[.E13]" office:value-type="float" office:value="359.35" calcext:value-type="float">
            <text:p>359,35</text:p>
          </table:table-cell>
          <table:table-cell table:formula="of:=[.G13]-[.H13]" office:value-type="float" office:value="148.43" calcext:value-type="float">
            <text:p>148,43</text:p>
          </table:table-cell>
          <table:table-cell table:formula="of:=[.J13]-[.K13]" office:value-type="float" office:value="91.3200000000001" calcext:value-type="float">
            <text:p>91,3200000000001</text:p>
          </table:table-cell>
          <table:table-cell table:formula="of:=[.M13]-[.N13]" office:value-type="float" office:value="202.55" calcext:value-type="float">
            <text:p>202,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10nodes/dis_18.txt</text:p>
          </table:table-cell>
          <table:table-cell office:value-type="float" office:value="0.00666186094284058" calcext:value-type="float">
            <text:p>0,006661860942841</text:p>
          </table:table-cell>
          <table:table-cell office:value-type="float" office:value="1017.14" calcext:value-type="float">
            <text:p>1017,14</text:p>
          </table:table-cell>
          <table:table-cell office:value-type="float" office:value="731" calcext:value-type="float">
            <text:p>731</text:p>
          </table:table-cell>
          <table:table-cell office:value-type="float" office:value="0.0315648555755615" calcext:value-type="float">
            <text:p>0,031564855575562</text:p>
          </table:table-cell>
          <table:table-cell office:value-type="float" office:value="702.26" calcext:value-type="float">
            <text:p>702,26</text:p>
          </table:table-cell>
          <table:table-cell office:value-type="float" office:value="545" calcext:value-type="float">
            <text:p>545</text:p>
          </table:table-cell>
          <table:table-cell office:value-type="float" office:value="0.201211302280426" calcext:value-type="float">
            <text:p>0,201211302280426</text:p>
          </table:table-cell>
          <table:table-cell office:value-type="float" office:value="588.66" calcext:value-type="float">
            <text:p>588,66</text:p>
          </table:table-cell>
          <table:table-cell office:value-type="float" office:value="476" calcext:value-type="float">
            <text:p>476</text:p>
          </table:table-cell>
          <table:table-cell office:value-type="float" office:value="0.203518824577332" calcext:value-type="float">
            <text:p>0,203518824577332</text:p>
          </table:table-cell>
          <table:table-cell office:value-type="float" office:value="728.59" calcext:value-type="float">
            <text:p>728,59</text:p>
          </table:table-cell>
          <table:table-cell office:value-type="float" office:value="533" calcext:value-type="float">
            <text:p>533</text:p>
          </table:table-cell>
          <table:table-cell table:formula="of:=[.D14]-[.E14]" office:value-type="float" office:value="286.14" calcext:value-type="float">
            <text:p>286,14</text:p>
          </table:table-cell>
          <table:table-cell table:formula="of:=[.G14]-[.H14]" office:value-type="float" office:value="157.26" calcext:value-type="float">
            <text:p>157,26</text:p>
          </table:table-cell>
          <table:table-cell table:formula="of:=[.J14]-[.K14]" office:value-type="float" office:value="112.66" calcext:value-type="float">
            <text:p>112,66</text:p>
          </table:table-cell>
          <table:table-cell table:formula="of:=[.M14]-[.N14]" office:value-type="float" office:value="195.59" calcext:value-type="float">
            <text:p>195,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10nodes/dis_2.txt</text:p>
          </table:table-cell>
          <table:table-cell office:value-type="float" office:value="0.00532212018966675" calcext:value-type="float">
            <text:p>0,005322120189667</text:p>
          </table:table-cell>
          <table:table-cell office:value-type="float" office:value="1013.2" calcext:value-type="float">
            <text:p>1013,2</text:p>
          </table:table-cell>
          <table:table-cell office:value-type="float" office:value="684" calcext:value-type="float">
            <text:p>684</text:p>
          </table:table-cell>
          <table:table-cell office:value-type="float" office:value="0.0281704473495483" calcext:value-type="float">
            <text:p>0,028170447349548</text:p>
          </table:table-cell>
          <table:table-cell office:value-type="float" office:value="645.24" calcext:value-type="float">
            <text:p>645,24</text:p>
          </table:table-cell>
          <table:table-cell office:value-type="float" office:value="496" calcext:value-type="float">
            <text:p>496</text:p>
          </table:table-cell>
          <table:table-cell office:value-type="float" office:value="0.20137113571167" calcext:value-type="float">
            <text:p>0,20137113571167</text:p>
          </table:table-cell>
          <table:table-cell office:value-type="float" office:value="544.13" calcext:value-type="float">
            <text:p>544,13</text:p>
          </table:table-cell>
          <table:table-cell office:value-type="float" office:value="455" calcext:value-type="float">
            <text:p>455</text:p>
          </table:table-cell>
          <table:table-cell office:value-type="float" office:value="0.203580038547516" calcext:value-type="float">
            <text:p>0,203580038547516</text:p>
          </table:table-cell>
          <table:table-cell office:value-type="float" office:value="721.13" calcext:value-type="float">
            <text:p>721,13</text:p>
          </table:table-cell>
          <table:table-cell office:value-type="float" office:value="463" calcext:value-type="float">
            <text:p>463</text:p>
          </table:table-cell>
          <table:table-cell table:formula="of:=[.D15]-[.E15]" office:value-type="float" office:value="329.2" calcext:value-type="float">
            <text:p>329,2</text:p>
          </table:table-cell>
          <table:table-cell table:formula="of:=[.G15]-[.H15]" office:value-type="float" office:value="149.24" calcext:value-type="float">
            <text:p>149,24</text:p>
          </table:table-cell>
          <table:table-cell table:formula="of:=[.J15]-[.K15]" office:value-type="float" office:value="89.13" calcext:value-type="float">
            <text:p>89,13</text:p>
          </table:table-cell>
          <table:table-cell table:formula="of:=[.M15]-[.N15]" office:value-type="float" office:value="258.13" calcext:value-type="float">
            <text:p>258,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10nodes/dis_20.txt</text:p>
          </table:table-cell>
          <table:table-cell office:value-type="float" office:value="0.00676248788833618" calcext:value-type="float">
            <text:p>0,006762487888336</text:p>
          </table:table-cell>
          <table:table-cell office:value-type="float" office:value="974.64" calcext:value-type="float">
            <text:p>974,64</text:p>
          </table:table-cell>
          <table:table-cell office:value-type="float" office:value="673" calcext:value-type="float">
            <text:p>673</text:p>
          </table:table-cell>
          <table:table-cell office:value-type="float" office:value="0.0291938161849976" calcext:value-type="float">
            <text:p>0,029193816184998</text:p>
          </table:table-cell>
          <table:table-cell office:value-type="float" office:value="693.88" calcext:value-type="float">
            <text:p>693,88</text:p>
          </table:table-cell>
          <table:table-cell office:value-type="float" office:value="556" calcext:value-type="float">
            <text:p>556</text:p>
          </table:table-cell>
          <table:table-cell office:value-type="float" office:value="0.201320352554321" calcext:value-type="float">
            <text:p>0,201320352554321</text:p>
          </table:table-cell>
          <table:table-cell office:value-type="float" office:value="592.48" calcext:value-type="float">
            <text:p>592,48</text:p>
          </table:table-cell>
          <table:table-cell office:value-type="float" office:value="533" calcext:value-type="float">
            <text:p>533</text:p>
          </table:table-cell>
          <table:table-cell office:value-type="float" office:value="0.20389972448349" calcext:value-type="float">
            <text:p>0,20389972448349</text:p>
          </table:table-cell>
          <table:table-cell office:value-type="float" office:value="724.32" calcext:value-type="float">
            <text:p>724,32</text:p>
          </table:table-cell>
          <table:table-cell office:value-type="float" office:value="566" calcext:value-type="float">
            <text:p>566</text:p>
          </table:table-cell>
          <table:table-cell table:formula="of:=[.D16]-[.E16]" office:value-type="float" office:value="301.64" calcext:value-type="float">
            <text:p>301,64</text:p>
          </table:table-cell>
          <table:table-cell table:formula="of:=[.G16]-[.H16]" office:value-type="float" office:value="137.88" calcext:value-type="float">
            <text:p>137,88</text:p>
          </table:table-cell>
          <table:table-cell table:formula="of:=[.J16]-[.K16]" office:value-type="float" office:value="59.48" calcext:value-type="float">
            <text:p>59,48</text:p>
          </table:table-cell>
          <table:table-cell table:formula="of:=[.M16]-[.N16]" office:value-type="float" office:value="158.32" calcext:value-type="float">
            <text:p>158,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10nodes/dis_21.txt</text:p>
          </table:table-cell>
          <table:table-cell office:value-type="float" office:value="0.00506507158279419" calcext:value-type="float">
            <text:p>0,005065071582794</text:p>
          </table:table-cell>
          <table:table-cell office:value-type="float" office:value="1084.76" calcext:value-type="float">
            <text:p>1084,76</text:p>
          </table:table-cell>
          <table:table-cell office:value-type="float" office:value="823" calcext:value-type="float">
            <text:p>823</text:p>
          </table:table-cell>
          <table:table-cell office:value-type="float" office:value="0.0278920125961304" calcext:value-type="float">
            <text:p>0,02789201259613</text:p>
          </table:table-cell>
          <table:table-cell office:value-type="float" office:value="735.85" calcext:value-type="float">
            <text:p>735,85</text:p>
          </table:table-cell>
          <table:table-cell office:value-type="float" office:value="560" calcext:value-type="float">
            <text:p>560</text:p>
          </table:table-cell>
          <table:table-cell office:value-type="float" office:value="0.201141889095306" calcext:value-type="float">
            <text:p>0,201141889095306</text:p>
          </table:table-cell>
          <table:table-cell office:value-type="float" office:value="633.28" calcext:value-type="float">
            <text:p>633,28</text:p>
          </table:table-cell>
          <table:table-cell office:value-type="float" office:value="535" calcext:value-type="float">
            <text:p>535</text:p>
          </table:table-cell>
          <table:table-cell office:value-type="float" office:value="0.203547761440277" calcext:value-type="float">
            <text:p>0,203547761440277</text:p>
          </table:table-cell>
          <table:table-cell office:value-type="float" office:value="776.04" calcext:value-type="float">
            <text:p>776,04</text:p>
          </table:table-cell>
          <table:table-cell office:value-type="float" office:value="625" calcext:value-type="float">
            <text:p>625</text:p>
          </table:table-cell>
          <table:table-cell table:formula="of:=[.D17]-[.E17]" office:value-type="float" office:value="261.76" calcext:value-type="float">
            <text:p>261,76</text:p>
          </table:table-cell>
          <table:table-cell table:formula="of:=[.G17]-[.H17]" office:value-type="float" office:value="175.85" calcext:value-type="float">
            <text:p>175,85</text:p>
          </table:table-cell>
          <table:table-cell table:formula="of:=[.J17]-[.K17]" office:value-type="float" office:value="98.28" calcext:value-type="float">
            <text:p>98,28</text:p>
          </table:table-cell>
          <table:table-cell table:formula="of:=[.M17]-[.N17]" office:value-type="float" office:value="151.04" calcext:value-type="float">
            <text:p>151,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10nodes/dis_16.txt</text:p>
          </table:table-cell>
          <table:table-cell office:value-type="float" office:value="0.00541825294494629" calcext:value-type="float">
            <text:p>0,005418252944946</text:p>
          </table:table-cell>
          <table:table-cell office:value-type="float" office:value="980.37" calcext:value-type="float">
            <text:p>980,37</text:p>
          </table:table-cell>
          <table:table-cell office:value-type="float" office:value="600" calcext:value-type="float">
            <text:p>600</text:p>
          </table:table-cell>
          <table:table-cell office:value-type="float" office:value="0.0280524277687073" calcext:value-type="float">
            <text:p>0,028052427768707</text:p>
          </table:table-cell>
          <table:table-cell office:value-type="float" office:value="632.88" calcext:value-type="float">
            <text:p>632,88</text:p>
          </table:table-cell>
          <table:table-cell office:value-type="float" office:value="422" calcext:value-type="float">
            <text:p>422</text:p>
          </table:table-cell>
          <table:table-cell office:value-type="float" office:value="0.201311166286468" calcext:value-type="float">
            <text:p>0,201311166286468</text:p>
          </table:table-cell>
          <table:table-cell office:value-type="float" office:value="489.51" calcext:value-type="float">
            <text:p>489,51</text:p>
          </table:table-cell>
          <table:table-cell office:value-type="float" office:value="373" calcext:value-type="float">
            <text:p>373</text:p>
          </table:table-cell>
          <table:table-cell office:value-type="float" office:value="0.202941033840179" calcext:value-type="float">
            <text:p>0,202941033840179</text:p>
          </table:table-cell>
          <table:table-cell office:value-type="float" office:value="681.57" calcext:value-type="float">
            <text:p>681,57</text:p>
          </table:table-cell>
          <table:table-cell office:value-type="float" office:value="452" calcext:value-type="float">
            <text:p>452</text:p>
          </table:table-cell>
          <table:table-cell table:formula="of:=[.D18]-[.E18]" office:value-type="float" office:value="380.37" calcext:value-type="float">
            <text:p>380,37</text:p>
          </table:table-cell>
          <table:table-cell table:formula="of:=[.G18]-[.H18]" office:value-type="float" office:value="210.88" calcext:value-type="float">
            <text:p>210,88</text:p>
          </table:table-cell>
          <table:table-cell table:formula="of:=[.J18]-[.K18]" office:value-type="float" office:value="116.51" calcext:value-type="float">
            <text:p>116,51</text:p>
          </table:table-cell>
          <table:table-cell table:formula="of:=[.M18]-[.N18]" office:value-type="float" office:value="229.57" calcext:value-type="float">
            <text:p>229,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10nodes/dis_24.txt</text:p>
          </table:table-cell>
          <table:table-cell office:value-type="float" office:value="0.00500518083572388" calcext:value-type="float">
            <text:p>0,005005180835724</text:p>
          </table:table-cell>
          <table:table-cell office:value-type="float" office:value="1114.64" calcext:value-type="float">
            <text:p>1114,64</text:p>
          </table:table-cell>
          <table:table-cell office:value-type="float" office:value="664" calcext:value-type="float">
            <text:p>664</text:p>
          </table:table-cell>
          <table:table-cell office:value-type="float" office:value="0.0295849347114563" calcext:value-type="float">
            <text:p>0,029584934711456</text:p>
          </table:table-cell>
          <table:table-cell office:value-type="float" office:value="768.28" calcext:value-type="float">
            <text:p>768,28</text:p>
          </table:table-cell>
          <table:table-cell office:value-type="float" office:value="584" calcext:value-type="float">
            <text:p>584</text:p>
          </table:table-cell>
          <table:table-cell office:value-type="float" office:value="0.201119606494904" calcext:value-type="float">
            <text:p>0,201119606494904</text:p>
          </table:table-cell>
          <table:table-cell office:value-type="float" office:value="643.49" calcext:value-type="float">
            <text:p>643,49</text:p>
          </table:table-cell>
          <table:table-cell office:value-type="float" office:value="558" calcext:value-type="float">
            <text:p>558</text:p>
          </table:table-cell>
          <table:table-cell office:value-type="float" office:value="0.203710663318634" calcext:value-type="float">
            <text:p>0,203710663318634</text:p>
          </table:table-cell>
          <table:table-cell office:value-type="float" office:value="836.15" calcext:value-type="float">
            <text:p>836,15</text:p>
          </table:table-cell>
          <table:table-cell office:value-type="float" office:value="626" calcext:value-type="float">
            <text:p>626</text:p>
          </table:table-cell>
          <table:table-cell table:formula="of:=[.D19]-[.E19]" office:value-type="float" office:value="450.64" calcext:value-type="float">
            <text:p>450,64</text:p>
          </table:table-cell>
          <table:table-cell table:formula="of:=[.G19]-[.H19]" office:value-type="float" office:value="184.28" calcext:value-type="float">
            <text:p>184,28</text:p>
          </table:table-cell>
          <table:table-cell table:formula="of:=[.J19]-[.K19]" office:value-type="float" office:value="85.49" calcext:value-type="float">
            <text:p>85,49</text:p>
          </table:table-cell>
          <table:table-cell table:formula="of:=[.M19]-[.N19]" office:value-type="float" office:value="210.15" calcext:value-type="float">
            <text:p>210,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10nodes/dis_23.txt</text:p>
          </table:table-cell>
          <table:table-cell office:value-type="float" office:value="0.00690399646759033" calcext:value-type="float">
            <text:p>0,00690399646759</text:p>
          </table:table-cell>
          <table:table-cell office:value-type="float" office:value="941.35" calcext:value-type="float">
            <text:p>941,35</text:p>
          </table:table-cell>
          <table:table-cell office:value-type="float" office:value="590" calcext:value-type="float">
            <text:p>590</text:p>
          </table:table-cell>
          <table:table-cell office:value-type="float" office:value="0.0315880966186523" calcext:value-type="float">
            <text:p>0,031588096618652</text:p>
          </table:table-cell>
          <table:table-cell office:value-type="float" office:value="671.81" calcext:value-type="float">
            <text:p>671,81</text:p>
          </table:table-cell>
          <table:table-cell office:value-type="float" office:value="447" calcext:value-type="float">
            <text:p>447</text:p>
          </table:table-cell>
          <table:table-cell office:value-type="float" office:value="0.20112340927124" calcext:value-type="float">
            <text:p>0,20112340927124</text:p>
          </table:table-cell>
          <table:table-cell office:value-type="float" office:value="548.67" calcext:value-type="float">
            <text:p>548,67</text:p>
          </table:table-cell>
          <table:table-cell office:value-type="float" office:value="447" calcext:value-type="float">
            <text:p>447</text:p>
          </table:table-cell>
          <table:table-cell office:value-type="float" office:value="0.203427631855011" calcext:value-type="float">
            <text:p>0,203427631855011</text:p>
          </table:table-cell>
          <table:table-cell office:value-type="float" office:value="712.46" calcext:value-type="float">
            <text:p>712,46</text:p>
          </table:table-cell>
          <table:table-cell office:value-type="float" office:value="534" calcext:value-type="float">
            <text:p>534</text:p>
          </table:table-cell>
          <table:table-cell table:formula="of:=[.D20]-[.E20]" office:value-type="float" office:value="351.35" calcext:value-type="float">
            <text:p>351,35</text:p>
          </table:table-cell>
          <table:table-cell table:formula="of:=[.G20]-[.H20]" office:value-type="float" office:value="224.81" calcext:value-type="float">
            <text:p>224,81</text:p>
          </table:table-cell>
          <table:table-cell table:formula="of:=[.J20]-[.K20]" office:value-type="float" office:value="101.67" calcext:value-type="float">
            <text:p>101,67</text:p>
          </table:table-cell>
          <table:table-cell table:formula="of:=[.M20]-[.N20]" office:value-type="float" office:value="178.46" calcext:value-type="float">
            <text:p>178,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10nodes/dis_3.txt</text:p>
          </table:table-cell>
          <table:table-cell office:value-type="float" office:value="0.00582957267761231" calcext:value-type="float">
            <text:p>0,005829572677612</text:p>
          </table:table-cell>
          <table:table-cell office:value-type="float" office:value="959.87" calcext:value-type="float">
            <text:p>959,87</text:p>
          </table:table-cell>
          <table:table-cell office:value-type="float" office:value="666" calcext:value-type="float">
            <text:p>666</text:p>
          </table:table-cell>
          <table:table-cell office:value-type="float" office:value="0.0289794921875" calcext:value-type="float">
            <text:p>0,0289794921875</text:p>
          </table:table-cell>
          <table:table-cell office:value-type="float" office:value="677.34" calcext:value-type="float">
            <text:p>677,34</text:p>
          </table:table-cell>
          <table:table-cell office:value-type="float" office:value="487" calcext:value-type="float">
            <text:p>487</text:p>
          </table:table-cell>
          <table:table-cell office:value-type="float" office:value="0.201195473670959" calcext:value-type="float">
            <text:p>0,201195473670959</text:p>
          </table:table-cell>
          <table:table-cell office:value-type="float" office:value="555.09" calcext:value-type="float">
            <text:p>555,09</text:p>
          </table:table-cell>
          <table:table-cell office:value-type="float" office:value="485" calcext:value-type="float">
            <text:p>485</text:p>
          </table:table-cell>
          <table:table-cell office:value-type="float" office:value="0.203229143619537" calcext:value-type="float">
            <text:p>0,203229143619537</text:p>
          </table:table-cell>
          <table:table-cell office:value-type="float" office:value="733.6" calcext:value-type="float">
            <text:p>733,6</text:p>
          </table:table-cell>
          <table:table-cell office:value-type="float" office:value="555" calcext:value-type="float">
            <text:p>555</text:p>
          </table:table-cell>
          <table:table-cell table:formula="of:=[.D21]-[.E21]" office:value-type="float" office:value="293.87" calcext:value-type="float">
            <text:p>293,87</text:p>
          </table:table-cell>
          <table:table-cell table:formula="of:=[.G21]-[.H21]" office:value-type="float" office:value="190.34" calcext:value-type="float">
            <text:p>190,34</text:p>
          </table:table-cell>
          <table:table-cell table:formula="of:=[.J21]-[.K21]" office:value-type="float" office:value="70.09" calcext:value-type="float">
            <text:p>70,09</text:p>
          </table:table-cell>
          <table:table-cell table:formula="of:=[.M21]-[.N21]" office:value-type="float" office:value="178.6" calcext:value-type="float">
            <text:p>178,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10nodes/dis_9.txt</text:p>
          </table:table-cell>
          <table:table-cell office:value-type="float" office:value="0.006586754322052" calcext:value-type="float">
            <text:p>0,006586754322052</text:p>
          </table:table-cell>
          <table:table-cell office:value-type="float" office:value="980.27" calcext:value-type="float">
            <text:p>980,27</text:p>
          </table:table-cell>
          <table:table-cell office:value-type="float" office:value="608" calcext:value-type="float">
            <text:p>608</text:p>
          </table:table-cell>
          <table:table-cell office:value-type="float" office:value="0.0291779732704163" calcext:value-type="float">
            <text:p>0,029177973270416</text:p>
          </table:table-cell>
          <table:table-cell office:value-type="float" office:value="716.05" calcext:value-type="float">
            <text:p>716,05</text:p>
          </table:table-cell>
          <table:table-cell office:value-type="float" office:value="564" calcext:value-type="float">
            <text:p>564</text:p>
          </table:table-cell>
          <table:table-cell office:value-type="float" office:value="0.201267488002777" calcext:value-type="float">
            <text:p>0,201267488002777</text:p>
          </table:table-cell>
          <table:table-cell office:value-type="float" office:value="604.88" calcext:value-type="float">
            <text:p>604,88</text:p>
          </table:table-cell>
          <table:table-cell office:value-type="float" office:value="492" calcext:value-type="float">
            <text:p>492</text:p>
          </table:table-cell>
          <table:table-cell office:value-type="float" office:value="0.202780847549438" calcext:value-type="float">
            <text:p>0,202780847549438</text:p>
          </table:table-cell>
          <table:table-cell office:value-type="float" office:value="785.93" calcext:value-type="float">
            <text:p>785,93</text:p>
          </table:table-cell>
          <table:table-cell office:value-type="float" office:value="624" calcext:value-type="float">
            <text:p>624</text:p>
          </table:table-cell>
          <table:table-cell table:formula="of:=[.D22]-[.E22]" office:value-type="float" office:value="372.27" calcext:value-type="float">
            <text:p>372,27</text:p>
          </table:table-cell>
          <table:table-cell table:formula="of:=[.G22]-[.H22]" office:value-type="float" office:value="152.05" calcext:value-type="float">
            <text:p>152,05</text:p>
          </table:table-cell>
          <table:table-cell table:formula="of:=[.J22]-[.K22]" office:value-type="float" office:value="112.88" calcext:value-type="float">
            <text:p>112,88</text:p>
          </table:table-cell>
          <table:table-cell table:formula="of:=[.M22]-[.N22]" office:value-type="float" office:value="161.93" calcext:value-type="float">
            <text:p>161,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10nodes/dis_27.txt</text:p>
          </table:table-cell>
          <table:table-cell office:value-type="float" office:value="0.00635214805603027" calcext:value-type="float">
            <text:p>0,00635214805603</text:p>
          </table:table-cell>
          <table:table-cell office:value-type="float" office:value="1049.72" calcext:value-type="float">
            <text:p>1049,72</text:p>
          </table:table-cell>
          <table:table-cell office:value-type="float" office:value="682" calcext:value-type="float">
            <text:p>682</text:p>
          </table:table-cell>
          <table:table-cell office:value-type="float" office:value="0.0322626209259033" calcext:value-type="float">
            <text:p>0,032262620925903</text:p>
          </table:table-cell>
          <table:table-cell office:value-type="float" office:value="741.14" calcext:value-type="float">
            <text:p>741,14</text:p>
          </table:table-cell>
          <table:table-cell office:value-type="float" office:value="523" calcext:value-type="float">
            <text:p>523</text:p>
          </table:table-cell>
          <table:table-cell office:value-type="float" office:value="0.201254634857178" calcext:value-type="float">
            <text:p>0,201254634857178</text:p>
          </table:table-cell>
          <table:table-cell office:value-type="float" office:value="615.39" calcext:value-type="float">
            <text:p>615,39</text:p>
          </table:table-cell>
          <table:table-cell office:value-type="float" office:value="523" calcext:value-type="float">
            <text:p>523</text:p>
          </table:table-cell>
          <table:table-cell office:value-type="float" office:value="0.202575409412384" calcext:value-type="float">
            <text:p>0,202575409412384</text:p>
          </table:table-cell>
          <table:table-cell office:value-type="float" office:value="805.35" calcext:value-type="float">
            <text:p>805,35</text:p>
          </table:table-cell>
          <table:table-cell office:value-type="float" office:value="613" calcext:value-type="float">
            <text:p>613</text:p>
          </table:table-cell>
          <table:table-cell table:formula="of:=[.D23]-[.E23]" office:value-type="float" office:value="367.72" calcext:value-type="float">
            <text:p>367,72</text:p>
          </table:table-cell>
          <table:table-cell table:formula="of:=[.G23]-[.H23]" office:value-type="float" office:value="218.14" calcext:value-type="float">
            <text:p>218,14</text:p>
          </table:table-cell>
          <table:table-cell table:formula="of:=[.J23]-[.K23]" office:value-type="float" office:value="92.39" calcext:value-type="float">
            <text:p>92,39</text:p>
          </table:table-cell>
          <table:table-cell table:formula="of:=[.M23]-[.N23]" office:value-type="float" office:value="192.35" calcext:value-type="float">
            <text:p>192,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10nodes/dis_17.txt</text:p>
          </table:table-cell>
          <table:table-cell office:value-type="float" office:value="0.00453036785125733" calcext:value-type="float">
            <text:p>0,004530367851257</text:p>
          </table:table-cell>
          <table:table-cell office:value-type="float" office:value="1056.37" calcext:value-type="float">
            <text:p>1056,37</text:p>
          </table:table-cell>
          <table:table-cell office:value-type="float" office:value="848" calcext:value-type="float">
            <text:p>848</text:p>
          </table:table-cell>
          <table:table-cell office:value-type="float" office:value="0.0290729880332947" calcext:value-type="float">
            <text:p>0,029072988033295</text:p>
          </table:table-cell>
          <table:table-cell office:value-type="float" office:value="766.17" calcext:value-type="float">
            <text:p>766,17</text:p>
          </table:table-cell>
          <table:table-cell office:value-type="float" office:value="656" calcext:value-type="float">
            <text:p>656</text:p>
          </table:table-cell>
          <table:table-cell office:value-type="float" office:value="0.201387786865234" calcext:value-type="float">
            <text:p>0,201387786865234</text:p>
          </table:table-cell>
          <table:table-cell office:value-type="float" office:value="682.17" calcext:value-type="float">
            <text:p>682,17</text:p>
          </table:table-cell>
          <table:table-cell office:value-type="float" office:value="599" calcext:value-type="float">
            <text:p>599</text:p>
          </table:table-cell>
          <table:table-cell office:value-type="float" office:value="0.203156185150146" calcext:value-type="float">
            <text:p>0,203156185150146</text:p>
          </table:table-cell>
          <table:table-cell office:value-type="float" office:value="818.27" calcext:value-type="float">
            <text:p>818,27</text:p>
          </table:table-cell>
          <table:table-cell office:value-type="float" office:value="688" calcext:value-type="float">
            <text:p>688</text:p>
          </table:table-cell>
          <table:table-cell table:formula="of:=[.D24]-[.E24]" office:value-type="float" office:value="208.37" calcext:value-type="float">
            <text:p>208,37</text:p>
          </table:table-cell>
          <table:table-cell table:formula="of:=[.G24]-[.H24]" office:value-type="float" office:value="110.17" calcext:value-type="float">
            <text:p>110,17</text:p>
          </table:table-cell>
          <table:table-cell table:formula="of:=[.J24]-[.K24]" office:value-type="float" office:value="83.17" calcext:value-type="float">
            <text:p>83,17</text:p>
          </table:table-cell>
          <table:table-cell table:formula="of:=[.M24]-[.N24]" office:value-type="float" office:value="130.27" calcext:value-type="float">
            <text:p>130,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10nodes/dis_26.txt</text:p>
          </table:table-cell>
          <table:table-cell office:value-type="float" office:value="0.00537965059280396" calcext:value-type="float">
            <text:p>0,005379650592804</text:p>
          </table:table-cell>
          <table:table-cell office:value-type="float" office:value="1083.34" calcext:value-type="float">
            <text:p>1083,34</text:p>
          </table:table-cell>
          <table:table-cell office:value-type="float" office:value="821" calcext:value-type="float">
            <text:p>821</text:p>
          </table:table-cell>
          <table:table-cell office:value-type="float" office:value="0.0255826544761658" calcext:value-type="float">
            <text:p>0,025582654476166</text:p>
          </table:table-cell>
          <table:table-cell office:value-type="float" office:value="747.33" calcext:value-type="float">
            <text:p>747,33</text:p>
          </table:table-cell>
          <table:table-cell office:value-type="float" office:value="563" calcext:value-type="float">
            <text:p>563</text:p>
          </table:table-cell>
          <table:table-cell office:value-type="float" office:value="0.201194369792938" calcext:value-type="float">
            <text:p>0,201194369792938</text:p>
          </table:table-cell>
          <table:table-cell office:value-type="float" office:value="633.54" calcext:value-type="float">
            <text:p>633,54</text:p>
          </table:table-cell>
          <table:table-cell office:value-type="float" office:value="563" calcext:value-type="float">
            <text:p>563</text:p>
          </table:table-cell>
          <table:table-cell office:value-type="float" office:value="0.202969493865967" calcext:value-type="float">
            <text:p>0,202969493865967</text:p>
          </table:table-cell>
          <table:table-cell office:value-type="float" office:value="829.99" calcext:value-type="float">
            <text:p>829,99</text:p>
          </table:table-cell>
          <table:table-cell office:value-type="float" office:value="641" calcext:value-type="float">
            <text:p>641</text:p>
          </table:table-cell>
          <table:table-cell table:formula="of:=[.D25]-[.E25]" office:value-type="float" office:value="262.34" calcext:value-type="float">
            <text:p>262,34</text:p>
          </table:table-cell>
          <table:table-cell table:formula="of:=[.G25]-[.H25]" office:value-type="float" office:value="184.33" calcext:value-type="float">
            <text:p>184,33</text:p>
          </table:table-cell>
          <table:table-cell table:formula="of:=[.J25]-[.K25]" office:value-type="float" office:value="70.54" calcext:value-type="float">
            <text:p>70,54</text:p>
          </table:table-cell>
          <table:table-cell table:formula="of:=[.M25]-[.N25]" office:value-type="float" office:value="188.99" calcext:value-type="float">
            <text:p>188,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10nodes/dis_7.txt</text:p>
          </table:table-cell>
          <table:table-cell office:value-type="float" office:value="0.00648979902267456" calcext:value-type="float">
            <text:p>0,006489799022675</text:p>
          </table:table-cell>
          <table:table-cell office:value-type="float" office:value="899.9" calcext:value-type="float">
            <text:p>899,9</text:p>
          </table:table-cell>
          <table:table-cell office:value-type="float" office:value="654" calcext:value-type="float">
            <text:p>654</text:p>
          </table:table-cell>
          <table:table-cell office:value-type="float" office:value="0.030961856842041" calcext:value-type="float">
            <text:p>0,030961856842041</text:p>
          </table:table-cell>
          <table:table-cell office:value-type="float" office:value="654.94" calcext:value-type="float">
            <text:p>654,94</text:p>
          </table:table-cell>
          <table:table-cell office:value-type="float" office:value="487" calcext:value-type="float">
            <text:p>487</text:p>
          </table:table-cell>
          <table:table-cell office:value-type="float" office:value="0.201157674789429" calcext:value-type="float">
            <text:p>0,201157674789429</text:p>
          </table:table-cell>
          <table:table-cell office:value-type="float" office:value="534.77" calcext:value-type="float">
            <text:p>534,77</text:p>
          </table:table-cell>
          <table:table-cell office:value-type="float" office:value="463" calcext:value-type="float">
            <text:p>463</text:p>
          </table:table-cell>
          <table:table-cell office:value-type="float" office:value="0.2026140666008" calcext:value-type="float">
            <text:p>0,2026140666008</text:p>
          </table:table-cell>
          <table:table-cell office:value-type="float" office:value="665.19" calcext:value-type="float">
            <text:p>665,19</text:p>
          </table:table-cell>
          <table:table-cell office:value-type="float" office:value="473" calcext:value-type="float">
            <text:p>473</text:p>
          </table:table-cell>
          <table:table-cell table:formula="of:=[.D26]-[.E26]" office:value-type="float" office:value="245.9" calcext:value-type="float">
            <text:p>245,9</text:p>
          </table:table-cell>
          <table:table-cell table:formula="of:=[.G26]-[.H26]" office:value-type="float" office:value="167.94" calcext:value-type="float">
            <text:p>167,94</text:p>
          </table:table-cell>
          <table:table-cell table:formula="of:=[.J26]-[.K26]" office:value-type="float" office:value="71.77" calcext:value-type="float">
            <text:p>71,77</text:p>
          </table:table-cell>
          <table:table-cell table:formula="of:=[.M26]-[.N26]" office:value-type="float" office:value="192.19" calcext:value-type="float">
            <text:p>192,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10nodes/dis_15.txt</text:p>
          </table:table-cell>
          <table:table-cell office:value-type="float" office:value="0.00621573209762573" calcext:value-type="float">
            <text:p>0,006215732097626</text:p>
          </table:table-cell>
          <table:table-cell office:value-type="float" office:value="947.09" calcext:value-type="float">
            <text:p>947,09</text:p>
          </table:table-cell>
          <table:table-cell office:value-type="float" office:value="634" calcext:value-type="float">
            <text:p>634</text:p>
          </table:table-cell>
          <table:table-cell office:value-type="float" office:value="0.0305280137062073" calcext:value-type="float">
            <text:p>0,030528013706207</text:p>
          </table:table-cell>
          <table:table-cell office:value-type="float" office:value="679.32" calcext:value-type="float">
            <text:p>679,32</text:p>
          </table:table-cell>
          <table:table-cell office:value-type="float" office:value="515" calcext:value-type="float">
            <text:p>515</text:p>
          </table:table-cell>
          <table:table-cell office:value-type="float" office:value="0.201247599124908" calcext:value-type="float">
            <text:p>0,201247599124908</text:p>
          </table:table-cell>
          <table:table-cell office:value-type="float" office:value="570.43" calcext:value-type="float">
            <text:p>570,43</text:p>
          </table:table-cell>
          <table:table-cell office:value-type="float" office:value="484" calcext:value-type="float">
            <text:p>484</text:p>
          </table:table-cell>
          <table:table-cell office:value-type="float" office:value="0.20359970331192" calcext:value-type="float">
            <text:p>0,20359970331192</text:p>
          </table:table-cell>
          <table:table-cell office:value-type="float" office:value="689.31" calcext:value-type="float">
            <text:p>689,31</text:p>
          </table:table-cell>
          <table:table-cell office:value-type="float" office:value="560" calcext:value-type="float">
            <text:p>560</text:p>
          </table:table-cell>
          <table:table-cell table:formula="of:=[.D27]-[.E27]" office:value-type="float" office:value="313.09" calcext:value-type="float">
            <text:p>313,09</text:p>
          </table:table-cell>
          <table:table-cell table:formula="of:=[.G27]-[.H27]" office:value-type="float" office:value="164.32" calcext:value-type="float">
            <text:p>164,32</text:p>
          </table:table-cell>
          <table:table-cell table:formula="of:=[.J27]-[.K27]" office:value-type="float" office:value="86.43" calcext:value-type="float">
            <text:p>86,43</text:p>
          </table:table-cell>
          <table:table-cell table:formula="of:=[.M27]-[.N27]" office:value-type="float" office:value="129.31" calcext:value-type="float">
            <text:p>129,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10nodes/dis_5.txt</text:p>
          </table:table-cell>
          <table:table-cell office:value-type="float" office:value="0.00555820941925049" calcext:value-type="float">
            <text:p>0,00555820941925</text:p>
          </table:table-cell>
          <table:table-cell office:value-type="float" office:value="1112.47" calcext:value-type="float">
            <text:p>1112,47</text:p>
          </table:table-cell>
          <table:table-cell office:value-type="float" office:value="759" calcext:value-type="float">
            <text:p>759</text:p>
          </table:table-cell>
          <table:table-cell office:value-type="float" office:value="0.0309846901893616" calcext:value-type="float">
            <text:p>0,030984690189362</text:p>
          </table:table-cell>
          <table:table-cell office:value-type="float" office:value="788.64" calcext:value-type="float">
            <text:p>788,64</text:p>
          </table:table-cell>
          <table:table-cell office:value-type="float" office:value="562" calcext:value-type="float">
            <text:p>562</text:p>
          </table:table-cell>
          <table:table-cell office:value-type="float" office:value="0.201084671020508" calcext:value-type="float">
            <text:p>0,201084671020508</text:p>
          </table:table-cell>
          <table:table-cell office:value-type="float" office:value="656.73" calcext:value-type="float">
            <text:p>656,73</text:p>
          </table:table-cell>
          <table:table-cell office:value-type="float" office:value="562" calcext:value-type="float">
            <text:p>562</text:p>
          </table:table-cell>
          <table:table-cell office:value-type="float" office:value="0.202358639240265" calcext:value-type="float">
            <text:p>0,202358639240265</text:p>
          </table:table-cell>
          <table:table-cell office:value-type="float" office:value="866.04" calcext:value-type="float">
            <text:p>866,04</text:p>
          </table:table-cell>
          <table:table-cell office:value-type="float" office:value="625" calcext:value-type="float">
            <text:p>625</text:p>
          </table:table-cell>
          <table:table-cell table:formula="of:=[.D28]-[.E28]" office:value-type="float" office:value="353.47" calcext:value-type="float">
            <text:p>353,47</text:p>
          </table:table-cell>
          <table:table-cell table:formula="of:=[.G28]-[.H28]" office:value-type="float" office:value="226.64" calcext:value-type="float">
            <text:p>226,64</text:p>
          </table:table-cell>
          <table:table-cell table:formula="of:=[.J28]-[.K28]" office:value-type="float" office:value="94.73" calcext:value-type="float">
            <text:p>94,73</text:p>
          </table:table-cell>
          <table:table-cell table:formula="of:=[.M28]-[.N28]" office:value-type="float" office:value="241.04" calcext:value-type="float">
            <text:p>241,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10nodes/dis_14.txt</text:p>
          </table:table-cell>
          <table:table-cell office:value-type="float" office:value="0.00590909481048584" calcext:value-type="float">
            <text:p>0,005909094810486</text:p>
          </table:table-cell>
          <table:table-cell office:value-type="float" office:value="1050.26" calcext:value-type="float">
            <text:p>1050,26</text:p>
          </table:table-cell>
          <table:table-cell office:value-type="float" office:value="779" calcext:value-type="float">
            <text:p>779</text:p>
          </table:table-cell>
          <table:table-cell office:value-type="float" office:value="0.0282694578170776" calcext:value-type="float">
            <text:p>0,028269457817078</text:p>
          </table:table-cell>
          <table:table-cell office:value-type="float" office:value="749.6" calcext:value-type="float">
            <text:p>749,6</text:p>
          </table:table-cell>
          <table:table-cell office:value-type="float" office:value="598" calcext:value-type="float">
            <text:p>598</text:p>
          </table:table-cell>
          <table:table-cell office:value-type="float" office:value="0.201239128112793" calcext:value-type="float">
            <text:p>0,201239128112793</text:p>
          </table:table-cell>
          <table:table-cell office:value-type="float" office:value="628" calcext:value-type="float">
            <text:p>628</text:p>
          </table:table-cell>
          <table:table-cell office:value-type="float" office:value="571" calcext:value-type="float">
            <text:p>571</text:p>
          </table:table-cell>
          <table:table-cell office:value-type="float" office:value="0.202950000762939" calcext:value-type="float">
            <text:p>0,202950000762939</text:p>
          </table:table-cell>
          <table:table-cell office:value-type="float" office:value="814.2" calcext:value-type="float">
            <text:p>814,2</text:p>
          </table:table-cell>
          <table:table-cell office:value-type="float" office:value="625" calcext:value-type="float">
            <text:p>625</text:p>
          </table:table-cell>
          <table:table-cell table:formula="of:=[.D29]-[.E29]" office:value-type="float" office:value="271.26" calcext:value-type="float">
            <text:p>271,26</text:p>
          </table:table-cell>
          <table:table-cell table:formula="of:=[.G29]-[.H29]" office:value-type="float" office:value="151.6" calcext:value-type="float">
            <text:p>151,6</text:p>
          </table:table-cell>
          <table:table-cell table:formula="of:=[.J29]-[.K29]" office:value-type="float" office:value="57" calcext:value-type="float">
            <text:p>57</text:p>
          </table:table-cell>
          <table:table-cell table:formula="of:=[.M29]-[.N29]" office:value-type="float" office:value="189.2" calcext:value-type="float">
            <text:p>189,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10nodes/dis_10.txt</text:p>
          </table:table-cell>
          <table:table-cell office:value-type="float" office:value="0.0056074595451355" calcext:value-type="float">
            <text:p>0,005607459545136</text:p>
          </table:table-cell>
          <table:table-cell office:value-type="float" office:value="1093.85" calcext:value-type="float">
            <text:p>1093,85</text:p>
          </table:table-cell>
          <table:table-cell office:value-type="float" office:value="787" calcext:value-type="float">
            <text:p>787</text:p>
          </table:table-cell>
          <table:table-cell office:value-type="float" office:value="0.0312976312637329" calcext:value-type="float">
            <text:p>0,031297631263733</text:p>
          </table:table-cell>
          <table:table-cell office:value-type="float" office:value="713.59" calcext:value-type="float">
            <text:p>713,59</text:p>
          </table:table-cell>
          <table:table-cell office:value-type="float" office:value="512" calcext:value-type="float">
            <text:p>512</text:p>
          </table:table-cell>
          <table:table-cell office:value-type="float" office:value="0.201182675361633" calcext:value-type="float">
            <text:p>0,201182675361633</text:p>
          </table:table-cell>
          <table:table-cell office:value-type="float" office:value="576.95" calcext:value-type="float">
            <text:p>576,95</text:p>
          </table:table-cell>
          <table:table-cell office:value-type="float" office:value="455" calcext:value-type="float">
            <text:p>455</text:p>
          </table:table-cell>
          <table:table-cell office:value-type="float" office:value="0.203268818855286" calcext:value-type="float">
            <text:p>0,203268818855286</text:p>
          </table:table-cell>
          <table:table-cell office:value-type="float" office:value="793.81" calcext:value-type="float">
            <text:p>793,81</text:p>
          </table:table-cell>
          <table:table-cell office:value-type="float" office:value="612" calcext:value-type="float">
            <text:p>612</text:p>
          </table:table-cell>
          <table:table-cell table:formula="of:=[.D30]-[.E30]" office:value-type="float" office:value="306.85" calcext:value-type="float">
            <text:p>306,85</text:p>
          </table:table-cell>
          <table:table-cell table:formula="of:=[.G30]-[.H30]" office:value-type="float" office:value="201.59" calcext:value-type="float">
            <text:p>201,59</text:p>
          </table:table-cell>
          <table:table-cell table:formula="of:=[.J30]-[.K30]" office:value-type="float" office:value="121.95" calcext:value-type="float">
            <text:p>121,95</text:p>
          </table:table-cell>
          <table:table-cell table:formula="of:=[.M30]-[.N30]" office:value-type="float" office:value="181.81" calcext:value-type="float">
            <text:p>181,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10nodes/dis_19.txt</text:p>
          </table:table-cell>
          <table:table-cell office:value-type="float" office:value="0.00560563087463379" calcext:value-type="float">
            <text:p>0,005605630874634</text:p>
          </table:table-cell>
          <table:table-cell office:value-type="float" office:value="1197.84" calcext:value-type="float">
            <text:p>1197,84</text:p>
          </table:table-cell>
          <table:table-cell office:value-type="float" office:value="936" calcext:value-type="float">
            <text:p>936</text:p>
          </table:table-cell>
          <table:table-cell office:value-type="float" office:value="0.0299284052848816" calcext:value-type="float">
            <text:p>0,029928405284882</text:p>
          </table:table-cell>
          <table:table-cell office:value-type="float" office:value="811.19" calcext:value-type="float">
            <text:p>811,19</text:p>
          </table:table-cell>
          <table:table-cell office:value-type="float" office:value="639" calcext:value-type="float">
            <text:p>639</text:p>
          </table:table-cell>
          <table:table-cell office:value-type="float" office:value="0.201236820220947" calcext:value-type="float">
            <text:p>0,201236820220947</text:p>
          </table:table-cell>
          <table:table-cell office:value-type="float" office:value="687.07" calcext:value-type="float">
            <text:p>687,07</text:p>
          </table:table-cell>
          <table:table-cell office:value-type="float" office:value="632" calcext:value-type="float">
            <text:p>632</text:p>
          </table:table-cell>
          <table:table-cell office:value-type="float" office:value="0.202508821487427" calcext:value-type="float">
            <text:p>0,202508821487427</text:p>
          </table:table-cell>
          <table:table-cell office:value-type="float" office:value="941.96" calcext:value-type="float">
            <text:p>941,96</text:p>
          </table:table-cell>
          <table:table-cell office:value-type="float" office:value="730" calcext:value-type="float">
            <text:p>730</text:p>
          </table:table-cell>
          <table:table-cell table:formula="of:=[.D31]-[.E31]" office:value-type="float" office:value="261.84" calcext:value-type="float">
            <text:p>261,84</text:p>
          </table:table-cell>
          <table:table-cell table:formula="of:=[.G31]-[.H31]" office:value-type="float" office:value="172.19" calcext:value-type="float">
            <text:p>172,19</text:p>
          </table:table-cell>
          <table:table-cell table:formula="of:=[.J31]-[.K31]" office:value-type="float" office:value="55.0700000000001" calcext:value-type="float">
            <text:p>55,0700000000001</text:p>
          </table:table-cell>
          <table:table-cell table:formula="of:=[.M31]-[.N31]" office:value-type="float" office:value="211.96" calcext:value-type="float">
            <text:p>211,96</text:p>
          </table:table-cell>
        </table:table-row>
        <table:table-row table:style-name="ro1">
          <table:table-cell table:number-columns-repeated="2"/>
          <table:table-cell table:formula="of:=SUM([.C2:.C31])" office:value-type="float" office:value="0.17538548707962" calcext:value-type="float">
            <text:p>0,17538548707962</text:p>
          </table:table-cell>
          <table:table-cell table:formula="of:=SUM([.D2:.D31])" office:value-type="float" office:value="30746.53" calcext:value-type="float">
            <text:p>30746,53</text:p>
          </table:table-cell>
          <table:table-cell table:formula="of:=SUM([.E2:.E31])" office:value-type="float" office:value="21543" calcext:value-type="float">
            <text:p>21543</text:p>
          </table:table-cell>
          <table:table-cell table:formula="of:=SUM([.F2:.F31])" office:value-type="float" office:value="0.877120435237884" calcext:value-type="float">
            <text:p>0,877120435237884</text:p>
          </table:table-cell>
          <table:table-cell table:formula="of:=SUM([.G2:.G31])" office:value-type="float" office:value="21309.4" calcext:value-type="float">
            <text:p>21309,4</text:p>
          </table:table-cell>
          <table:table-cell table:formula="of:=SUM([.H2:.H31])" office:value-type="float" office:value="15860" calcext:value-type="float">
            <text:p>15860</text:p>
          </table:table-cell>
          <table:table-cell table:formula="of:=SUM([.I2:.I31])" office:value-type="float" office:value="6.03602868556976" calcext:value-type="float">
            <text:p>6,03602868556976</text:p>
          </table:table-cell>
          <table:table-cell table:formula="of:=SUM([.J2:.J31])" office:value-type="float" office:value="17614.89" calcext:value-type="float">
            <text:p>17614,89</text:p>
          </table:table-cell>
          <table:table-cell table:formula="of:=SUM([.K2:.K31])" office:value-type="float" office:value="15010" calcext:value-type="float">
            <text:p>15010</text:p>
          </table:table-cell>
          <table:table-cell table:formula="of:=SUM([.L2:.L31])" office:value-type="float" office:value="6.09351060152054" calcext:value-type="float">
            <text:p>6,09351060152054</text:p>
          </table:table-cell>
          <table:table-cell table:formula="of:=SUM([.M2:.M31])" office:value-type="float" office:value="22987.4" calcext:value-type="float">
            <text:p>22987,4</text:p>
          </table:table-cell>
          <table:table-cell table:formula="of:=SUM([.N2:.N31])" office:value-type="float" office:value="17331" calcext:value-type="float">
            <text:p>17331</text:p>
          </table:table-cell>
          <table:table-cell table:formula="of:=SUM([.O2:.O31])/30" office:value-type="float" office:value="306.784333333333" calcext:value-type="float">
            <text:p>306,784333333333</text:p>
          </table:table-cell>
          <table:table-cell table:formula="of:=SUM([.P2:.P31])/30" office:value-type="float" office:value="181.646666666667" calcext:value-type="float">
            <text:p>181,646666666667</text:p>
          </table:table-cell>
          <table:table-cell table:formula="of:=SUM([.Q2:.Q31])/30" office:value-type="float" office:value="86.8296666666667" calcext:value-type="float">
            <text:p>86,8296666666667</text:p>
          </table:table-cell>
          <table:table-cell table:formula="of:=SUM([.R2:.R31])/30" office:value-type="float" office:value="188.546666666667" calcext:value-type="float">
            <text:p>188,546666666667</text:p>
          </table:table-cell>
        </table:table-row>
        <table:table-row table:style-name="ro1" table:number-rows-repeated="6">
          <table:table-cell table:style-name="Default" table:number-columns-repeated="14"/>
          <table:table-cell table:number-columns-repeated="4"/>
        </table:table-row>
        <table:table-row table:style-name="ro1">
          <table:table-cell table:style-name="Default" table:number-columns-repeated="9"/>
          <table:table-cell table:style-name="ce2"/>
          <table:table-cell table:style-name="Default" table:number-columns-repeated="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22:14:54.0286840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28T22:28:31.606983620</dc:date>
    <meta:editing-duration>PT15M50S</meta:editing-duration>
    <meta:editing-cycles>7</meta:editing-cycles>
    <meta:generator>LibreOffice/6.4.6.2$Linux_X86_64 LibreOffice_project/40$Build-2</meta:generator>
    <meta:document-statistic meta:table-count="1" meta:cell-count="573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bf819e" draw:fill-color="#bf819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1cm" svg:y="0.172cm" chart:style-name="ch2">
          <text:p>10 nodes comparison: LS, VND, BVNS, TS
 niter=10, greedy, initial solution=group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group_memory_10_times4ave_50_maxs_0.2'.D1:'TESTBENCH_metaheu_ls_vnd_bvns_ts__niter_10_search_greedy_init_group_memory_10_times4ave_50_maxs_0.2'.E31 'TESTBENCH_metaheu_ls_vnd_bvns_ts__niter_10_search_greedy_init_group_memory_10_times4ave_50_maxs_0.2'.G1:'TESTBENCH_metaheu_ls_vnd_bvns_ts__niter_10_search_greedy_init_group_memory_10_times4ave_50_maxs_0.2'.H31 'TESTBENCH_metaheu_ls_vnd_bvns_ts__niter_10_search_greedy_init_group_memory_10_times4ave_50_maxs_0.2'.J1:'TESTBENCH_metaheu_ls_vnd_bvns_ts__niter_10_search_greedy_init_group_memory_10_times4ave_50_maxs_0.2'.K31 'TESTBENCH_metaheu_ls_vnd_bvns_ts__niter_10_search_greedy_init_group_memory_10_times4ave_50_maxs_0.2'.M1:'TESTBENCH_metaheu_ls_vnd_bvns_ts__niter_10_search_greedy_init_group_memory_10_times4ave_50_maxs_0.2'.N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group_memory_10_times4ave_50_maxs_0.2'.D2:'TESTBENCH_metaheu_ls_vnd_bvns_ts__niter_10_search_greedy_init_group_memory_10_times4ave_50_maxs_0.2'.D31" chart:label-cell-address="'TESTBENCH_metaheu_ls_vnd_bvns_ts__niter_10_search_greedy_init_group_memory_10_times4ave_50_maxs_0.2'.D1:'TESTBENCH_metaheu_ls_vnd_bvns_ts__niter_10_search_greedy_init_group_memory_10_times4ave_50_maxs_0.2'.D1" chart:class="chart:line">
            <chart:data-point chart:repeated="30"/>
          </chart:series>
          <chart:series chart:style-name="ch8" chart:values-cell-range-address="'TESTBENCH_metaheu_ls_vnd_bvns_ts__niter_10_search_greedy_init_group_memory_10_times4ave_50_maxs_0.2'.E2:'TESTBENCH_metaheu_ls_vnd_bvns_ts__niter_10_search_greedy_init_group_memory_10_times4ave_50_maxs_0.2'.E31" chart:label-cell-address="'TESTBENCH_metaheu_ls_vnd_bvns_ts__niter_10_search_greedy_init_group_memory_10_times4ave_50_maxs_0.2'.E1:'TESTBENCH_metaheu_ls_vnd_bvns_ts__niter_10_search_greedy_init_group_memory_10_times4ave_50_maxs_0.2'.E1" chart:class="chart:line">
            <chart:data-point chart:repeated="30"/>
          </chart:series>
          <chart:series chart:style-name="ch9" chart:values-cell-range-address="'TESTBENCH_metaheu_ls_vnd_bvns_ts__niter_10_search_greedy_init_group_memory_10_times4ave_50_maxs_0.2'.G2:'TESTBENCH_metaheu_ls_vnd_bvns_ts__niter_10_search_greedy_init_group_memory_10_times4ave_50_maxs_0.2'.G31" chart:label-cell-address="'TESTBENCH_metaheu_ls_vnd_bvns_ts__niter_10_search_greedy_init_group_memory_10_times4ave_50_maxs_0.2'.G1:'TESTBENCH_metaheu_ls_vnd_bvns_ts__niter_10_search_greedy_init_group_memory_10_times4ave_50_maxs_0.2'.G1" chart:class="chart:line">
            <chart:data-point chart:repeated="30"/>
          </chart:series>
          <chart:series chart:style-name="ch10" chart:values-cell-range-address="'TESTBENCH_metaheu_ls_vnd_bvns_ts__niter_10_search_greedy_init_group_memory_10_times4ave_50_maxs_0.2'.H2:'TESTBENCH_metaheu_ls_vnd_bvns_ts__niter_10_search_greedy_init_group_memory_10_times4ave_50_maxs_0.2'.H31" chart:label-cell-address="'TESTBENCH_metaheu_ls_vnd_bvns_ts__niter_10_search_greedy_init_group_memory_10_times4ave_50_maxs_0.2'.H1:'TESTBENCH_metaheu_ls_vnd_bvns_ts__niter_10_search_greedy_init_group_memory_10_times4ave_50_maxs_0.2'.H1" chart:class="chart:line">
            <chart:data-point chart:repeated="30"/>
          </chart:series>
          <chart:series chart:style-name="ch11" chart:values-cell-range-address="'TESTBENCH_metaheu_ls_vnd_bvns_ts__niter_10_search_greedy_init_group_memory_10_times4ave_50_maxs_0.2'.J2:'TESTBENCH_metaheu_ls_vnd_bvns_ts__niter_10_search_greedy_init_group_memory_10_times4ave_50_maxs_0.2'.J31" chart:label-cell-address="'TESTBENCH_metaheu_ls_vnd_bvns_ts__niter_10_search_greedy_init_group_memory_10_times4ave_50_maxs_0.2'.J1:'TESTBENCH_metaheu_ls_vnd_bvns_ts__niter_10_search_greedy_init_group_memory_10_times4ave_50_maxs_0.2'.J1" chart:class="chart:line">
            <chart:data-point chart:repeated="30"/>
          </chart:series>
          <chart:series chart:style-name="ch12" chart:values-cell-range-address="'TESTBENCH_metaheu_ls_vnd_bvns_ts__niter_10_search_greedy_init_group_memory_10_times4ave_50_maxs_0.2'.K2:'TESTBENCH_metaheu_ls_vnd_bvns_ts__niter_10_search_greedy_init_group_memory_10_times4ave_50_maxs_0.2'.K31" chart:label-cell-address="'TESTBENCH_metaheu_ls_vnd_bvns_ts__niter_10_search_greedy_init_group_memory_10_times4ave_50_maxs_0.2'.K1:'TESTBENCH_metaheu_ls_vnd_bvns_ts__niter_10_search_greedy_init_group_memory_10_times4ave_50_maxs_0.2'.K1" chart:class="chart:line">
            <chart:data-point chart:repeated="30"/>
          </chart:series>
          <chart:series chart:style-name="ch13" chart:values-cell-range-address="'TESTBENCH_metaheu_ls_vnd_bvns_ts__niter_10_search_greedy_init_group_memory_10_times4ave_50_maxs_0.2'.M2:'TESTBENCH_metaheu_ls_vnd_bvns_ts__niter_10_search_greedy_init_group_memory_10_times4ave_50_maxs_0.2'.M31" chart:label-cell-address="'TESTBENCH_metaheu_ls_vnd_bvns_ts__niter_10_search_greedy_init_group_memory_10_times4ave_50_maxs_0.2'.M1:'TESTBENCH_metaheu_ls_vnd_bvns_ts__niter_10_search_greedy_init_group_memory_10_times4ave_50_maxs_0.2'.M1" chart:class="chart:line">
            <chart:data-point chart:repeated="30"/>
          </chart:series>
          <chart:series chart:style-name="ch14" chart:values-cell-range-address="'TESTBENCH_metaheu_ls_vnd_bvns_ts__niter_10_search_greedy_init_group_memory_10_times4ave_50_maxs_0.2'.N2:'TESTBENCH_metaheu_ls_vnd_bvns_ts__niter_10_search_greedy_init_group_memory_10_times4ave_50_maxs_0.2'.N31" chart:label-cell-address="'TESTBENCH_metaheu_ls_vnd_bvns_ts__niter_10_search_greedy_init_group_memory_10_times4ave_50_maxs_0.2'.N1:'TESTBENCH_metaheu_ls_vnd_bvns_ts__niter_10_search_greedy_init_group_memory_10_times4ave_50_maxs_0.2'.N1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group_memory_10_times4ave_50_maxs_0.2'.D1:'TESTBENCH_metaheu_ls_vnd_bvns_ts__niter_10_search_greedy_init_group_memory_10_times4ave_50_maxs_0.2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greedy_init_group_memory_10_times4ave_50_maxs_0.2'.E1:'TESTBENCH_metaheu_ls_vnd_bvns_ts__niter_10_search_greedy_init_group_memory_10_times4ave_50_maxs_0.2'.E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greedy_init_group_memory_10_times4ave_50_maxs_0.2'.G1:'TESTBENCH_metaheu_ls_vnd_bvns_ts__niter_10_search_greedy_init_group_memory_10_times4ave_50_maxs_0.2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group_memory_10_times4ave_50_maxs_0.2'.H1:'TESTBENCH_metaheu_ls_vnd_bvns_ts__niter_10_search_greedy_init_group_memory_10_times4ave_50_maxs_0.2'.H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greedy_init_group_memory_10_times4ave_50_maxs_0.2'.J1:'TESTBENCH_metaheu_ls_vnd_bvns_ts__niter_10_search_greedy_init_group_memory_10_times4ave_50_maxs_0.2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group_memory_10_times4ave_50_maxs_0.2'.K1:'TESTBENCH_metaheu_ls_vnd_bvns_ts__niter_10_search_greedy_init_group_memory_10_times4ave_50_maxs_0.2'.K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greedy_init_group_memory_10_times4ave_50_maxs_0.2'.M1:'TESTBENCH_metaheu_ls_vnd_bvns_ts__niter_10_search_greedy_init_group_memory_10_times4ave_50_maxs_0.2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group_memory_10_times4ave_50_maxs_0.2'.N1:'TESTBENCH_metaheu_ls_vnd_bvns_ts__niter_10_search_greedy_init_group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2.75">
                <text:p>972.75</text:p>
                <draw:g>
                  <svg:desc>'TESTBENCH_metaheu_ls_vnd_bvns_ts__niter_10_search_greedy_init_group_memory_10_times4ave_50_maxs_0.2'.D2:'TESTBENCH_metaheu_ls_vnd_bvns_ts__niter_10_search_greedy_init_group_memory_10_times4ave_50_maxs_0.2'.D31</svg:desc>
                </draw:g>
              </table:table-cell>
              <table:table-cell office:value-type="float" office:value="689">
                <text:p>689</text:p>
                <draw:g>
                  <svg:desc>'TESTBENCH_metaheu_ls_vnd_bvns_ts__niter_10_search_greedy_init_group_memory_10_times4ave_50_maxs_0.2'.E2:'TESTBENCH_metaheu_ls_vnd_bvns_ts__niter_10_search_greedy_init_group_memory_10_times4ave_50_maxs_0.2'.E31</svg:desc>
                </draw:g>
              </table:table-cell>
              <table:table-cell office:value-type="float" office:value="685.74">
                <text:p>685.74</text:p>
                <draw:g>
                  <svg:desc>'TESTBENCH_metaheu_ls_vnd_bvns_ts__niter_10_search_greedy_init_group_memory_10_times4ave_50_maxs_0.2'.G2:'TESTBENCH_metaheu_ls_vnd_bvns_ts__niter_10_search_greedy_init_group_memory_10_times4ave_50_maxs_0.2'.G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greedy_init_group_memory_10_times4ave_50_maxs_0.2'.H2:'TESTBENCH_metaheu_ls_vnd_bvns_ts__niter_10_search_greedy_init_group_memory_10_times4ave_50_maxs_0.2'.H31</svg:desc>
                </draw:g>
              </table:table-cell>
              <table:table-cell office:value-type="float" office:value="586.65">
                <text:p>586.65</text:p>
                <draw:g>
                  <svg:desc>'TESTBENCH_metaheu_ls_vnd_bvns_ts__niter_10_search_greedy_init_group_memory_10_times4ave_50_maxs_0.2'.J2:'TESTBENCH_metaheu_ls_vnd_bvns_ts__niter_10_search_greedy_init_group_memory_10_times4ave_50_maxs_0.2'.J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greedy_init_group_memory_10_times4ave_50_maxs_0.2'.K2:'TESTBENCH_metaheu_ls_vnd_bvns_ts__niter_10_search_greedy_init_group_memory_10_times4ave_50_maxs_0.2'.K31</svg:desc>
                </draw:g>
              </table:table-cell>
              <table:table-cell office:value-type="float" office:value="757.47">
                <text:p>757.47</text:p>
                <draw:g>
                  <svg:desc>'TESTBENCH_metaheu_ls_vnd_bvns_ts__niter_10_search_greedy_init_group_memory_10_times4ave_50_maxs_0.2'.M2:'TESTBENCH_metaheu_ls_vnd_bvns_ts__niter_10_search_greedy_init_group_memory_10_times4ave_50_maxs_0.2'.M31</svg:desc>
                </draw:g>
              </table:table-cell>
              <table:table-cell office:value-type="float" office:value="574">
                <text:p>574</text:p>
                <draw:g>
                  <svg:desc>'TESTBENCH_metaheu_ls_vnd_bvns_ts__niter_10_search_greedy_init_group_memory_10_times4ave_50_maxs_0.2'.N2:'TESTBENCH_metaheu_ls_vnd_bvns_ts__niter_10_search_greedy_init_group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1.22">
                <text:p>991.22</text:p>
              </table:table-cell>
              <table:table-cell office:value-type="float" office:value="739">
                <text:p>739</text:p>
              </table:table-cell>
              <table:table-cell office:value-type="float" office:value="677.85">
                <text:p>677.85</text:p>
              </table:table-cell>
              <table:table-cell office:value-type="float" office:value="499">
                <text:p>499</text:p>
              </table:table-cell>
              <table:table-cell office:value-type="float" office:value="564.54">
                <text:p>564.54</text:p>
              </table:table-cell>
              <table:table-cell office:value-type="float" office:value="499">
                <text:p>499</text:p>
              </table:table-cell>
              <table:table-cell office:value-type="float" office:value="732.49">
                <text:p>732.49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2.46">
                <text:p>1032.46</text:p>
              </table:table-cell>
              <table:table-cell office:value-type="float" office:value="674">
                <text:p>674</text:p>
              </table:table-cell>
              <table:table-cell office:value-type="float" office:value="655.35">
                <text:p>655.35</text:p>
              </table:table-cell>
              <table:table-cell office:value-type="float" office:value="489">
                <text:p>489</text:p>
              </table:table-cell>
              <table:table-cell office:value-type="float" office:value="531.17">
                <text:p>531.17</text:p>
              </table:table-cell>
              <table:table-cell office:value-type="float" office:value="465">
                <text:p>465</text:p>
              </table:table-cell>
              <table:table-cell office:value-type="float" office:value="726.95">
                <text:p>726.95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5.08">
                <text:p>925.08</text:p>
              </table:table-cell>
              <table:table-cell office:value-type="float" office:value="702">
                <text:p>702</text:p>
              </table:table-cell>
              <table:table-cell office:value-type="float" office:value="699.31">
                <text:p>699.31</text:p>
              </table:table-cell>
              <table:table-cell office:value-type="float" office:value="515">
                <text:p>515</text:p>
              </table:table-cell>
              <table:table-cell office:value-type="float" office:value="578.03">
                <text:p>578.03</text:p>
              </table:table-cell>
              <table:table-cell office:value-type="float" office:value="443">
                <text:p>443</text:p>
              </table:table-cell>
              <table:table-cell office:value-type="float" office:value="725.42">
                <text:p>725.4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1.73">
                <text:p>961.73</text:p>
              </table:table-cell>
              <table:table-cell office:value-type="float" office:value="620">
                <text:p>620</text:p>
              </table:table-cell>
              <table:table-cell office:value-type="float" office:value="609.45">
                <text:p>609.45</text:p>
              </table:table-cell>
              <table:table-cell office:value-type="float" office:value="436">
                <text:p>436</text:p>
              </table:table-cell>
              <table:table-cell office:value-type="float" office:value="488.84">
                <text:p>488.84</text:p>
              </table:table-cell>
              <table:table-cell office:value-type="float" office:value="408">
                <text:p>408</text:p>
              </table:table-cell>
              <table:table-cell office:value-type="float" office:value="657.67">
                <text:p>657.67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6.61">
                <text:p>1116.61</text:p>
              </table:table-cell>
              <table:table-cell office:value-type="float" office:value="841">
                <text:p>841</text:p>
              </table:table-cell>
              <table:table-cell office:value-type="float" office:value="788.17">
                <text:p>788.17</text:p>
              </table:table-cell>
              <table:table-cell office:value-type="float" office:value="568">
                <text:p>568</text:p>
              </table:table-cell>
              <table:table-cell office:value-type="float" office:value="604.83">
                <text:p>604.83</text:p>
              </table:table-cell>
              <table:table-cell office:value-type="float" office:value="530">
                <text:p>530</text:p>
              </table:table-cell>
              <table:table-cell office:value-type="float" office:value="836.74">
                <text:p>836.7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6.24">
                <text:p>1006.24</text:p>
              </table:table-cell>
              <table:table-cell office:value-type="float" office:value="689">
                <text:p>689</text:p>
              </table:table-cell>
              <table:table-cell office:value-type="float" office:value="703.37">
                <text:p>703.37</text:p>
              </table:table-cell>
              <table:table-cell office:value-type="float" office:value="504">
                <text:p>504</text:p>
              </table:table-cell>
              <table:table-cell office:value-type="float" office:value="581.22">
                <text:p>581.22</text:p>
              </table:table-cell>
              <table:table-cell office:value-type="float" office:value="504">
                <text:p>504</text:p>
              </table:table-cell>
              <table:table-cell office:value-type="float" office:value="759.89">
                <text:p>759.89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9.68">
                <text:p>939.68</text:p>
              </table:table-cell>
              <table:table-cell office:value-type="float" office:value="664">
                <text:p>664</text:p>
              </table:table-cell>
              <table:table-cell office:value-type="float" office:value="676.54">
                <text:p>676.54</text:p>
              </table:table-cell>
              <table:table-cell office:value-type="float" office:value="485">
                <text:p>485</text:p>
              </table:table-cell>
              <table:table-cell office:value-type="float" office:value="543.06">
                <text:p>543.06</text:p>
              </table:table-cell>
              <table:table-cell office:value-type="float" office:value="464">
                <text:p>464</text:p>
              </table:table-cell>
              <table:table-cell office:value-type="float" office:value="711.63">
                <text:p>711.63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4.12">
                <text:p>1014.12</text:p>
              </table:table-cell>
              <table:table-cell office:value-type="float" office:value="693">
                <text:p>693</text:p>
              </table:table-cell>
              <table:table-cell office:value-type="float" office:value="684.87">
                <text:p>684.87</text:p>
              </table:table-cell>
              <table:table-cell office:value-type="float" office:value="481">
                <text:p>481</text:p>
              </table:table-cell>
              <table:table-cell office:value-type="float" office:value="536.4">
                <text:p>536.4</text:p>
              </table:table-cell>
              <table:table-cell office:value-type="float" office:value="426">
                <text:p>426</text:p>
              </table:table-cell>
              <table:table-cell office:value-type="float" office:value="743.77">
                <text:p>743.77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9.38">
                <text:p>1049.38</text:p>
              </table:table-cell>
              <table:table-cell office:value-type="float" office:value="815">
                <text:p>815</text:p>
              </table:table-cell>
              <table:table-cell office:value-type="float" office:value="700.02">
                <text:p>700.02</text:p>
              </table:table-cell>
              <table:table-cell office:value-type="float" office:value="540">
                <text:p>540</text:p>
              </table:table-cell>
              <table:table-cell office:value-type="float" office:value="565.74">
                <text:p>565.74</text:p>
              </table:table-cell>
              <table:table-cell office:value-type="float" office:value="511">
                <text:p>511</text:p>
              </table:table-cell>
              <table:table-cell office:value-type="float" office:value="781.19">
                <text:p>781.1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33.83">
                <text:p>1133.83</text:p>
              </table:table-cell>
              <table:table-cell office:value-type="float" office:value="791">
                <text:p>791</text:p>
              </table:table-cell>
              <table:table-cell office:value-type="float" office:value="813.79">
                <text:p>813.79</text:p>
              </table:table-cell>
              <table:table-cell office:value-type="float" office:value="554">
                <text:p>554</text:p>
              </table:table-cell>
              <table:table-cell office:value-type="float" office:value="659.85">
                <text:p>659.85</text:p>
              </table:table-cell>
              <table:table-cell office:value-type="float" office:value="554">
                <text:p>554</text:p>
              </table:table-cell>
              <table:table-cell office:value-type="float" office:value="882.72">
                <text:p>882.72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46.35">
                <text:p>1046.35</text:p>
              </table:table-cell>
              <table:table-cell office:value-type="float" office:value="687">
                <text:p>687</text:p>
              </table:table-cell>
              <table:table-cell office:value-type="float" office:value="719.43">
                <text:p>719.43</text:p>
              </table:table-cell>
              <table:table-cell office:value-type="float" office:value="571">
                <text:p>571</text:p>
              </table:table-cell>
              <table:table-cell office:value-type="float" office:value="589.32">
                <text:p>589.32</text:p>
              </table:table-cell>
              <table:table-cell office:value-type="float" office:value="498">
                <text:p>498</text:p>
              </table:table-cell>
              <table:table-cell office:value-type="float" office:value="747.55">
                <text:p>747.5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7.14">
                <text:p>1017.14</text:p>
              </table:table-cell>
              <table:table-cell office:value-type="float" office:value="731">
                <text:p>731</text:p>
              </table:table-cell>
              <table:table-cell office:value-type="float" office:value="702.26">
                <text:p>702.26</text:p>
              </table:table-cell>
              <table:table-cell office:value-type="float" office:value="545">
                <text:p>545</text:p>
              </table:table-cell>
              <table:table-cell office:value-type="float" office:value="588.66">
                <text:p>588.66</text:p>
              </table:table-cell>
              <table:table-cell office:value-type="float" office:value="476">
                <text:p>476</text:p>
              </table:table-cell>
              <table:table-cell office:value-type="float" office:value="728.59">
                <text:p>728.59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3.2">
                <text:p>1013.2</text:p>
              </table:table-cell>
              <table:table-cell office:value-type="float" office:value="684">
                <text:p>684</text:p>
              </table:table-cell>
              <table:table-cell office:value-type="float" office:value="645.24">
                <text:p>645.24</text:p>
              </table:table-cell>
              <table:table-cell office:value-type="float" office:value="496">
                <text:p>496</text:p>
              </table:table-cell>
              <table:table-cell office:value-type="float" office:value="544.13">
                <text:p>544.13</text:p>
              </table:table-cell>
              <table:table-cell office:value-type="float" office:value="455">
                <text:p>455</text:p>
              </table:table-cell>
              <table:table-cell office:value-type="float" office:value="721.13">
                <text:p>721.13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4.64">
                <text:p>974.64</text:p>
              </table:table-cell>
              <table:table-cell office:value-type="float" office:value="673">
                <text:p>673</text:p>
              </table:table-cell>
              <table:table-cell office:value-type="float" office:value="693.88">
                <text:p>693.88</text:p>
              </table:table-cell>
              <table:table-cell office:value-type="float" office:value="556">
                <text:p>556</text:p>
              </table:table-cell>
              <table:table-cell office:value-type="float" office:value="592.48">
                <text:p>592.48</text:p>
              </table:table-cell>
              <table:table-cell office:value-type="float" office:value="533">
                <text:p>533</text:p>
              </table:table-cell>
              <table:table-cell office:value-type="float" office:value="724.32">
                <text:p>724.32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84.76">
                <text:p>1084.76</text:p>
              </table:table-cell>
              <table:table-cell office:value-type="float" office:value="823">
                <text:p>823</text:p>
              </table:table-cell>
              <table:table-cell office:value-type="float" office:value="735.85">
                <text:p>735.85</text:p>
              </table:table-cell>
              <table:table-cell office:value-type="float" office:value="560">
                <text:p>560</text:p>
              </table:table-cell>
              <table:table-cell office:value-type="float" office:value="633.28">
                <text:p>633.28</text:p>
              </table:table-cell>
              <table:table-cell office:value-type="float" office:value="535">
                <text:p>535</text:p>
              </table:table-cell>
              <table:table-cell office:value-type="float" office:value="776.04">
                <text:p>776.04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0.37">
                <text:p>980.37</text:p>
              </table:table-cell>
              <table:table-cell office:value-type="float" office:value="600">
                <text:p>600</text:p>
              </table:table-cell>
              <table:table-cell office:value-type="float" office:value="632.88">
                <text:p>632.88</text:p>
              </table:table-cell>
              <table:table-cell office:value-type="float" office:value="422">
                <text:p>422</text:p>
              </table:table-cell>
              <table:table-cell office:value-type="float" office:value="489.51">
                <text:p>489.51</text:p>
              </table:table-cell>
              <table:table-cell office:value-type="float" office:value="373">
                <text:p>373</text:p>
              </table:table-cell>
              <table:table-cell office:value-type="float" office:value="681.57">
                <text:p>681.5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4.64">
                <text:p>1114.64</text:p>
              </table:table-cell>
              <table:table-cell office:value-type="float" office:value="664">
                <text:p>664</text:p>
              </table:table-cell>
              <table:table-cell office:value-type="float" office:value="768.28">
                <text:p>768.28</text:p>
              </table:table-cell>
              <table:table-cell office:value-type="float" office:value="584">
                <text:p>584</text:p>
              </table:table-cell>
              <table:table-cell office:value-type="float" office:value="643.49">
                <text:p>643.49</text:p>
              </table:table-cell>
              <table:table-cell office:value-type="float" office:value="558">
                <text:p>558</text:p>
              </table:table-cell>
              <table:table-cell office:value-type="float" office:value="836.15">
                <text:p>836.15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41.35">
                <text:p>941.35</text:p>
              </table:table-cell>
              <table:table-cell office:value-type="float" office:value="590">
                <text:p>590</text:p>
              </table:table-cell>
              <table:table-cell office:value-type="float" office:value="671.81">
                <text:p>671.81</text:p>
              </table:table-cell>
              <table:table-cell office:value-type="float" office:value="447">
                <text:p>447</text:p>
              </table:table-cell>
              <table:table-cell office:value-type="float" office:value="548.67">
                <text:p>548.67</text:p>
              </table:table-cell>
              <table:table-cell office:value-type="float" office:value="447">
                <text:p>447</text:p>
              </table:table-cell>
              <table:table-cell office:value-type="float" office:value="712.46">
                <text:p>712.46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9.87">
                <text:p>959.87</text:p>
              </table:table-cell>
              <table:table-cell office:value-type="float" office:value="666">
                <text:p>666</text:p>
              </table:table-cell>
              <table:table-cell office:value-type="float" office:value="677.34">
                <text:p>677.34</text:p>
              </table:table-cell>
              <table:table-cell office:value-type="float" office:value="487">
                <text:p>487</text:p>
              </table:table-cell>
              <table:table-cell office:value-type="float" office:value="555.09">
                <text:p>555.09</text:p>
              </table:table-cell>
              <table:table-cell office:value-type="float" office:value="485">
                <text:p>485</text:p>
              </table:table-cell>
              <table:table-cell office:value-type="float" office:value="733.6">
                <text:p>733.6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0.27">
                <text:p>980.27</text:p>
              </table:table-cell>
              <table:table-cell office:value-type="float" office:value="608">
                <text:p>608</text:p>
              </table:table-cell>
              <table:table-cell office:value-type="float" office:value="716.05">
                <text:p>716.05</text:p>
              </table:table-cell>
              <table:table-cell office:value-type="float" office:value="564">
                <text:p>564</text:p>
              </table:table-cell>
              <table:table-cell office:value-type="float" office:value="604.88">
                <text:p>604.88</text:p>
              </table:table-cell>
              <table:table-cell office:value-type="float" office:value="492">
                <text:p>492</text:p>
              </table:table-cell>
              <table:table-cell office:value-type="float" office:value="785.93">
                <text:p>785.93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49.72">
                <text:p>1049.72</text:p>
              </table:table-cell>
              <table:table-cell office:value-type="float" office:value="682">
                <text:p>682</text:p>
              </table:table-cell>
              <table:table-cell office:value-type="float" office:value="741.14">
                <text:p>741.14</text:p>
              </table:table-cell>
              <table:table-cell office:value-type="float" office:value="523">
                <text:p>523</text:p>
              </table:table-cell>
              <table:table-cell office:value-type="float" office:value="615.39">
                <text:p>615.39</text:p>
              </table:table-cell>
              <table:table-cell office:value-type="float" office:value="523">
                <text:p>523</text:p>
              </table:table-cell>
              <table:table-cell office:value-type="float" office:value="805.35">
                <text:p>805.35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56.37">
                <text:p>1056.37</text:p>
              </table:table-cell>
              <table:table-cell office:value-type="float" office:value="848">
                <text:p>848</text:p>
              </table:table-cell>
              <table:table-cell office:value-type="float" office:value="766.17">
                <text:p>766.17</text:p>
              </table:table-cell>
              <table:table-cell office:value-type="float" office:value="656">
                <text:p>656</text:p>
              </table:table-cell>
              <table:table-cell office:value-type="float" office:value="682.17">
                <text:p>682.17</text:p>
              </table:table-cell>
              <table:table-cell office:value-type="float" office:value="599">
                <text:p>599</text:p>
              </table:table-cell>
              <table:table-cell office:value-type="float" office:value="818.27">
                <text:p>818.27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83.34">
                <text:p>1083.34</text:p>
              </table:table-cell>
              <table:table-cell office:value-type="float" office:value="821">
                <text:p>821</text:p>
              </table:table-cell>
              <table:table-cell office:value-type="float" office:value="747.33">
                <text:p>747.33</text:p>
              </table:table-cell>
              <table:table-cell office:value-type="float" office:value="563">
                <text:p>563</text:p>
              </table:table-cell>
              <table:table-cell office:value-type="float" office:value="633.54">
                <text:p>633.54</text:p>
              </table:table-cell>
              <table:table-cell office:value-type="float" office:value="563">
                <text:p>563</text:p>
              </table:table-cell>
              <table:table-cell office:value-type="float" office:value="829.99">
                <text:p>829.99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99.9">
                <text:p>899.9</text:p>
              </table:table-cell>
              <table:table-cell office:value-type="float" office:value="654">
                <text:p>654</text:p>
              </table:table-cell>
              <table:table-cell office:value-type="float" office:value="654.94">
                <text:p>654.94</text:p>
              </table:table-cell>
              <table:table-cell office:value-type="float" office:value="487">
                <text:p>487</text:p>
              </table:table-cell>
              <table:table-cell office:value-type="float" office:value="534.77">
                <text:p>534.77</text:p>
              </table:table-cell>
              <table:table-cell office:value-type="float" office:value="463">
                <text:p>463</text:p>
              </table:table-cell>
              <table:table-cell office:value-type="float" office:value="665.19">
                <text:p>665.19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47.09">
                <text:p>947.09</text:p>
              </table:table-cell>
              <table:table-cell office:value-type="float" office:value="634">
                <text:p>634</text:p>
              </table:table-cell>
              <table:table-cell office:value-type="float" office:value="679.32">
                <text:p>679.32</text:p>
              </table:table-cell>
              <table:table-cell office:value-type="float" office:value="515">
                <text:p>515</text:p>
              </table:table-cell>
              <table:table-cell office:value-type="float" office:value="570.43">
                <text:p>570.43</text:p>
              </table:table-cell>
              <table:table-cell office:value-type="float" office:value="484">
                <text:p>484</text:p>
              </table:table-cell>
              <table:table-cell office:value-type="float" office:value="689.31">
                <text:p>689.3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12.47">
                <text:p>1112.47</text:p>
              </table:table-cell>
              <table:table-cell office:value-type="float" office:value="759">
                <text:p>759</text:p>
              </table:table-cell>
              <table:table-cell office:value-type="float" office:value="788.64">
                <text:p>788.64</text:p>
              </table:table-cell>
              <table:table-cell office:value-type="float" office:value="562">
                <text:p>562</text:p>
              </table:table-cell>
              <table:table-cell office:value-type="float" office:value="656.73">
                <text:p>656.73</text:p>
              </table:table-cell>
              <table:table-cell office:value-type="float" office:value="562">
                <text:p>562</text:p>
              </table:table-cell>
              <table:table-cell office:value-type="float" office:value="866.04">
                <text:p>866.04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50.26">
                <text:p>1050.26</text:p>
              </table:table-cell>
              <table:table-cell office:value-type="float" office:value="779">
                <text:p>779</text:p>
              </table:table-cell>
              <table:table-cell office:value-type="float" office:value="749.6">
                <text:p>749.6</text:p>
              </table:table-cell>
              <table:table-cell office:value-type="float" office:value="598">
                <text:p>598</text:p>
              </table:table-cell>
              <table:table-cell office:value-type="float" office:value="628">
                <text:p>628</text:p>
              </table:table-cell>
              <table:table-cell office:value-type="float" office:value="571">
                <text:p>571</text:p>
              </table:table-cell>
              <table:table-cell office:value-type="float" office:value="814.2">
                <text:p>814.2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93.85">
                <text:p>1093.85</text:p>
              </table:table-cell>
              <table:table-cell office:value-type="float" office:value="787">
                <text:p>787</text:p>
              </table:table-cell>
              <table:table-cell office:value-type="float" office:value="713.59">
                <text:p>713.59</text:p>
              </table:table-cell>
              <table:table-cell office:value-type="float" office:value="512">
                <text:p>512</text:p>
              </table:table-cell>
              <table:table-cell office:value-type="float" office:value="576.95">
                <text:p>576.95</text:p>
              </table:table-cell>
              <table:table-cell office:value-type="float" office:value="455">
                <text:p>455</text:p>
              </table:table-cell>
              <table:table-cell office:value-type="float" office:value="793.81">
                <text:p>793.81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97.84">
                <text:p>1197.84</text:p>
              </table:table-cell>
              <table:table-cell office:value-type="float" office:value="936">
                <text:p>936</text:p>
              </table:table-cell>
              <table:table-cell office:value-type="float" office:value="811.19">
                <text:p>811.19</text:p>
              </table:table-cell>
              <table:table-cell office:value-type="float" office:value="639">
                <text:p>639</text:p>
              </table:table-cell>
              <table:table-cell office:value-type="float" office:value="687.07">
                <text:p>687.07</text:p>
              </table:table-cell>
              <table:table-cell office:value-type="float" office:value="632">
                <text:p>632</text:p>
              </table:table-cell>
              <table:table-cell office:value-type="float" office:value="941.96">
                <text:p>941.96</text:p>
              </table:table-cell>
              <table:table-cell office:value-type="float" office:value="730">
                <text:p>7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bf819e" draw:fill-color="#bf819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1cm" svg:y="0.172cm" chart:style-name="ch2">
          <text:p>10 nodes comparison: LS, VND, BVNS, TS
 niter=10, greedy, initial solution=group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group_memory_10_times4ave_50_maxs_0.2'.D1:'TESTBENCH_metaheu_ls_vnd_bvns_ts__niter_10_search_greedy_init_group_memory_10_times4ave_50_maxs_0.2'.D31 'TESTBENCH_metaheu_ls_vnd_bvns_ts__niter_10_search_greedy_init_group_memory_10_times4ave_50_maxs_0.2'.G1:'TESTBENCH_metaheu_ls_vnd_bvns_ts__niter_10_search_greedy_init_group_memory_10_times4ave_50_maxs_0.2'.G31 'TESTBENCH_metaheu_ls_vnd_bvns_ts__niter_10_search_greedy_init_group_memory_10_times4ave_50_maxs_0.2'.J1:'TESTBENCH_metaheu_ls_vnd_bvns_ts__niter_10_search_greedy_init_group_memory_10_times4ave_50_maxs_0.2'.J31 'TESTBENCH_metaheu_ls_vnd_bvns_ts__niter_10_search_greedy_init_group_memory_10_times4ave_50_maxs_0.2'.M1:'TESTBENCH_metaheu_ls_vnd_bvns_ts__niter_10_search_greedy_init_group_memory_10_times4ave_50_maxs_0.2'.M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group_memory_10_times4ave_50_maxs_0.2'.D2:'TESTBENCH_metaheu_ls_vnd_bvns_ts__niter_10_search_greedy_init_group_memory_10_times4ave_50_maxs_0.2'.D31" chart:label-cell-address="'TESTBENCH_metaheu_ls_vnd_bvns_ts__niter_10_search_greedy_init_group_memory_10_times4ave_50_maxs_0.2'.D1:'TESTBENCH_metaheu_ls_vnd_bvns_ts__niter_10_search_greedy_init_group_memory_10_times4ave_50_maxs_0.2'.D1" chart:class="chart:line">
            <chart:data-point chart:repeated="30"/>
          </chart:series>
          <chart:series chart:style-name="ch8" chart:values-cell-range-address="'TESTBENCH_metaheu_ls_vnd_bvns_ts__niter_10_search_greedy_init_group_memory_10_times4ave_50_maxs_0.2'.G2:'TESTBENCH_metaheu_ls_vnd_bvns_ts__niter_10_search_greedy_init_group_memory_10_times4ave_50_maxs_0.2'.G31" chart:label-cell-address="'TESTBENCH_metaheu_ls_vnd_bvns_ts__niter_10_search_greedy_init_group_memory_10_times4ave_50_maxs_0.2'.G1:'TESTBENCH_metaheu_ls_vnd_bvns_ts__niter_10_search_greedy_init_group_memory_10_times4ave_50_maxs_0.2'.G1" chart:class="chart:line">
            <chart:data-point chart:repeated="30"/>
          </chart:series>
          <chart:series chart:style-name="ch9" chart:values-cell-range-address="'TESTBENCH_metaheu_ls_vnd_bvns_ts__niter_10_search_greedy_init_group_memory_10_times4ave_50_maxs_0.2'.J2:'TESTBENCH_metaheu_ls_vnd_bvns_ts__niter_10_search_greedy_init_group_memory_10_times4ave_50_maxs_0.2'.J31" chart:label-cell-address="'TESTBENCH_metaheu_ls_vnd_bvns_ts__niter_10_search_greedy_init_group_memory_10_times4ave_50_maxs_0.2'.J1:'TESTBENCH_metaheu_ls_vnd_bvns_ts__niter_10_search_greedy_init_group_memory_10_times4ave_50_maxs_0.2'.J1" chart:class="chart:line">
            <chart:data-point chart:repeated="30"/>
          </chart:series>
          <chart:series chart:style-name="ch10" chart:values-cell-range-address="'TESTBENCH_metaheu_ls_vnd_bvns_ts__niter_10_search_greedy_init_group_memory_10_times4ave_50_maxs_0.2'.M2:'TESTBENCH_metaheu_ls_vnd_bvns_ts__niter_10_search_greedy_init_group_memory_10_times4ave_50_maxs_0.2'.M31" chart:label-cell-address="'TESTBENCH_metaheu_ls_vnd_bvns_ts__niter_10_search_greedy_init_group_memory_10_times4ave_50_maxs_0.2'.M1:'TESTBENCH_metaheu_ls_vnd_bvns_ts__niter_10_search_greedy_init_group_memory_10_times4ave_50_maxs_0.2'.M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group_memory_10_times4ave_50_maxs_0.2'.D1:'TESTBENCH_metaheu_ls_vnd_bvns_ts__niter_10_search_greedy_init_group_memory_10_times4ave_50_maxs_0.2'.D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greedy_init_group_memory_10_times4ave_50_maxs_0.2'.G1:'TESTBENCH_metaheu_ls_vnd_bvns_ts__niter_10_search_greedy_init_group_memory_10_times4ave_50_maxs_0.2'.G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greedy_init_group_memory_10_times4ave_50_maxs_0.2'.J1:'TESTBENCH_metaheu_ls_vnd_bvns_ts__niter_10_search_greedy_init_group_memory_10_times4ave_50_maxs_0.2'.J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greedy_init_group_memory_10_times4ave_50_maxs_0.2'.M1:'TESTBENCH_metaheu_ls_vnd_bvns_ts__niter_10_search_greedy_init_group_memory_10_times4ave_50_maxs_0.2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2.75">
                <text:p>972.75</text:p>
                <draw:g>
                  <svg:desc>'TESTBENCH_metaheu_ls_vnd_bvns_ts__niter_10_search_greedy_init_group_memory_10_times4ave_50_maxs_0.2'.D2:'TESTBENCH_metaheu_ls_vnd_bvns_ts__niter_10_search_greedy_init_group_memory_10_times4ave_50_maxs_0.2'.D31</svg:desc>
                </draw:g>
              </table:table-cell>
              <table:table-cell office:value-type="float" office:value="685.74">
                <text:p>685.74</text:p>
                <draw:g>
                  <svg:desc>'TESTBENCH_metaheu_ls_vnd_bvns_ts__niter_10_search_greedy_init_group_memory_10_times4ave_50_maxs_0.2'.G2:'TESTBENCH_metaheu_ls_vnd_bvns_ts__niter_10_search_greedy_init_group_memory_10_times4ave_50_maxs_0.2'.G31</svg:desc>
                </draw:g>
              </table:table-cell>
              <table:table-cell office:value-type="float" office:value="586.65">
                <text:p>586.65</text:p>
                <draw:g>
                  <svg:desc>'TESTBENCH_metaheu_ls_vnd_bvns_ts__niter_10_search_greedy_init_group_memory_10_times4ave_50_maxs_0.2'.J2:'TESTBENCH_metaheu_ls_vnd_bvns_ts__niter_10_search_greedy_init_group_memory_10_times4ave_50_maxs_0.2'.J31</svg:desc>
                </draw:g>
              </table:table-cell>
              <table:table-cell office:value-type="float" office:value="757.47">
                <text:p>757.47</text:p>
                <draw:g>
                  <svg:desc>'TESTBENCH_metaheu_ls_vnd_bvns_ts__niter_10_search_greedy_init_group_memory_10_times4ave_50_maxs_0.2'.M2:'TESTBENCH_metaheu_ls_vnd_bvns_ts__niter_10_search_greedy_init_group_memory_10_times4ave_50_maxs_0.2'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1.22">
                <text:p>991.22</text:p>
              </table:table-cell>
              <table:table-cell office:value-type="float" office:value="677.85">
                <text:p>677.85</text:p>
              </table:table-cell>
              <table:table-cell office:value-type="float" office:value="564.54">
                <text:p>564.54</text:p>
              </table:table-cell>
              <table:table-cell office:value-type="float" office:value="732.49">
                <text:p>732.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2.46">
                <text:p>1032.46</text:p>
              </table:table-cell>
              <table:table-cell office:value-type="float" office:value="655.35">
                <text:p>655.35</text:p>
              </table:table-cell>
              <table:table-cell office:value-type="float" office:value="531.17">
                <text:p>531.17</text:p>
              </table:table-cell>
              <table:table-cell office:value-type="float" office:value="726.95">
                <text:p>726.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5.08">
                <text:p>925.08</text:p>
              </table:table-cell>
              <table:table-cell office:value-type="float" office:value="699.31">
                <text:p>699.31</text:p>
              </table:table-cell>
              <table:table-cell office:value-type="float" office:value="578.03">
                <text:p>578.03</text:p>
              </table:table-cell>
              <table:table-cell office:value-type="float" office:value="725.42">
                <text:p>725.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1.73">
                <text:p>961.73</text:p>
              </table:table-cell>
              <table:table-cell office:value-type="float" office:value="609.45">
                <text:p>609.45</text:p>
              </table:table-cell>
              <table:table-cell office:value-type="float" office:value="488.84">
                <text:p>488.84</text:p>
              </table:table-cell>
              <table:table-cell office:value-type="float" office:value="657.67">
                <text:p>657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6.61">
                <text:p>1116.61</text:p>
              </table:table-cell>
              <table:table-cell office:value-type="float" office:value="788.17">
                <text:p>788.17</text:p>
              </table:table-cell>
              <table:table-cell office:value-type="float" office:value="604.83">
                <text:p>604.83</text:p>
              </table:table-cell>
              <table:table-cell office:value-type="float" office:value="836.74">
                <text:p>836.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6.24">
                <text:p>1006.24</text:p>
              </table:table-cell>
              <table:table-cell office:value-type="float" office:value="703.37">
                <text:p>703.37</text:p>
              </table:table-cell>
              <table:table-cell office:value-type="float" office:value="581.22">
                <text:p>581.22</text:p>
              </table:table-cell>
              <table:table-cell office:value-type="float" office:value="759.89">
                <text:p>759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9.68">
                <text:p>939.68</text:p>
              </table:table-cell>
              <table:table-cell office:value-type="float" office:value="676.54">
                <text:p>676.54</text:p>
              </table:table-cell>
              <table:table-cell office:value-type="float" office:value="543.06">
                <text:p>543.06</text:p>
              </table:table-cell>
              <table:table-cell office:value-type="float" office:value="711.63">
                <text:p>711.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4.12">
                <text:p>1014.12</text:p>
              </table:table-cell>
              <table:table-cell office:value-type="float" office:value="684.87">
                <text:p>684.87</text:p>
              </table:table-cell>
              <table:table-cell office:value-type="float" office:value="536.4">
                <text:p>536.4</text:p>
              </table:table-cell>
              <table:table-cell office:value-type="float" office:value="743.77">
                <text:p>743.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9.38">
                <text:p>1049.38</text:p>
              </table:table-cell>
              <table:table-cell office:value-type="float" office:value="700.02">
                <text:p>700.02</text:p>
              </table:table-cell>
              <table:table-cell office:value-type="float" office:value="565.74">
                <text:p>565.74</text:p>
              </table:table-cell>
              <table:table-cell office:value-type="float" office:value="781.19">
                <text:p>781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33.83">
                <text:p>1133.83</text:p>
              </table:table-cell>
              <table:table-cell office:value-type="float" office:value="813.79">
                <text:p>813.79</text:p>
              </table:table-cell>
              <table:table-cell office:value-type="float" office:value="659.85">
                <text:p>659.85</text:p>
              </table:table-cell>
              <table:table-cell office:value-type="float" office:value="882.72">
                <text:p>882.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46.35">
                <text:p>1046.35</text:p>
              </table:table-cell>
              <table:table-cell office:value-type="float" office:value="719.43">
                <text:p>719.43</text:p>
              </table:table-cell>
              <table:table-cell office:value-type="float" office:value="589.32">
                <text:p>589.32</text:p>
              </table:table-cell>
              <table:table-cell office:value-type="float" office:value="747.55">
                <text:p>747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7.14">
                <text:p>1017.14</text:p>
              </table:table-cell>
              <table:table-cell office:value-type="float" office:value="702.26">
                <text:p>702.26</text:p>
              </table:table-cell>
              <table:table-cell office:value-type="float" office:value="588.66">
                <text:p>588.66</text:p>
              </table:table-cell>
              <table:table-cell office:value-type="float" office:value="728.59">
                <text:p>728.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3.2">
                <text:p>1013.2</text:p>
              </table:table-cell>
              <table:table-cell office:value-type="float" office:value="645.24">
                <text:p>645.24</text:p>
              </table:table-cell>
              <table:table-cell office:value-type="float" office:value="544.13">
                <text:p>544.13</text:p>
              </table:table-cell>
              <table:table-cell office:value-type="float" office:value="721.13">
                <text:p>721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4.64">
                <text:p>974.64</text:p>
              </table:table-cell>
              <table:table-cell office:value-type="float" office:value="693.88">
                <text:p>693.88</text:p>
              </table:table-cell>
              <table:table-cell office:value-type="float" office:value="592.48">
                <text:p>592.48</text:p>
              </table:table-cell>
              <table:table-cell office:value-type="float" office:value="724.32">
                <text:p>724.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84.76">
                <text:p>1084.76</text:p>
              </table:table-cell>
              <table:table-cell office:value-type="float" office:value="735.85">
                <text:p>735.85</text:p>
              </table:table-cell>
              <table:table-cell office:value-type="float" office:value="633.28">
                <text:p>633.28</text:p>
              </table:table-cell>
              <table:table-cell office:value-type="float" office:value="776.04">
                <text:p>776.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0.37">
                <text:p>980.37</text:p>
              </table:table-cell>
              <table:table-cell office:value-type="float" office:value="632.88">
                <text:p>632.88</text:p>
              </table:table-cell>
              <table:table-cell office:value-type="float" office:value="489.51">
                <text:p>489.51</text:p>
              </table:table-cell>
              <table:table-cell office:value-type="float" office:value="681.57">
                <text:p>681.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4.64">
                <text:p>1114.64</text:p>
              </table:table-cell>
              <table:table-cell office:value-type="float" office:value="768.28">
                <text:p>768.28</text:p>
              </table:table-cell>
              <table:table-cell office:value-type="float" office:value="643.49">
                <text:p>643.49</text:p>
              </table:table-cell>
              <table:table-cell office:value-type="float" office:value="836.15">
                <text:p>836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41.35">
                <text:p>941.35</text:p>
              </table:table-cell>
              <table:table-cell office:value-type="float" office:value="671.81">
                <text:p>671.81</text:p>
              </table:table-cell>
              <table:table-cell office:value-type="float" office:value="548.67">
                <text:p>548.67</text:p>
              </table:table-cell>
              <table:table-cell office:value-type="float" office:value="712.46">
                <text:p>712.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9.87">
                <text:p>959.87</text:p>
              </table:table-cell>
              <table:table-cell office:value-type="float" office:value="677.34">
                <text:p>677.34</text:p>
              </table:table-cell>
              <table:table-cell office:value-type="float" office:value="555.09">
                <text:p>555.09</text:p>
              </table:table-cell>
              <table:table-cell office:value-type="float" office:value="733.6">
                <text:p>733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0.27">
                <text:p>980.27</text:p>
              </table:table-cell>
              <table:table-cell office:value-type="float" office:value="716.05">
                <text:p>716.05</text:p>
              </table:table-cell>
              <table:table-cell office:value-type="float" office:value="604.88">
                <text:p>604.88</text:p>
              </table:table-cell>
              <table:table-cell office:value-type="float" office:value="785.93">
                <text:p>785.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49.72">
                <text:p>1049.72</text:p>
              </table:table-cell>
              <table:table-cell office:value-type="float" office:value="741.14">
                <text:p>741.14</text:p>
              </table:table-cell>
              <table:table-cell office:value-type="float" office:value="615.39">
                <text:p>615.39</text:p>
              </table:table-cell>
              <table:table-cell office:value-type="float" office:value="805.35">
                <text:p>805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56.37">
                <text:p>1056.37</text:p>
              </table:table-cell>
              <table:table-cell office:value-type="float" office:value="766.17">
                <text:p>766.17</text:p>
              </table:table-cell>
              <table:table-cell office:value-type="float" office:value="682.17">
                <text:p>682.17</text:p>
              </table:table-cell>
              <table:table-cell office:value-type="float" office:value="818.27">
                <text:p>818.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83.34">
                <text:p>1083.34</text:p>
              </table:table-cell>
              <table:table-cell office:value-type="float" office:value="747.33">
                <text:p>747.33</text:p>
              </table:table-cell>
              <table:table-cell office:value-type="float" office:value="633.54">
                <text:p>633.54</text:p>
              </table:table-cell>
              <table:table-cell office:value-type="float" office:value="829.99">
                <text:p>829.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99.9">
                <text:p>899.9</text:p>
              </table:table-cell>
              <table:table-cell office:value-type="float" office:value="654.94">
                <text:p>654.94</text:p>
              </table:table-cell>
              <table:table-cell office:value-type="float" office:value="534.77">
                <text:p>534.77</text:p>
              </table:table-cell>
              <table:table-cell office:value-type="float" office:value="665.19">
                <text:p>665.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47.09">
                <text:p>947.09</text:p>
              </table:table-cell>
              <table:table-cell office:value-type="float" office:value="679.32">
                <text:p>679.32</text:p>
              </table:table-cell>
              <table:table-cell office:value-type="float" office:value="570.43">
                <text:p>570.43</text:p>
              </table:table-cell>
              <table:table-cell office:value-type="float" office:value="689.31">
                <text:p>689.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12.47">
                <text:p>1112.47</text:p>
              </table:table-cell>
              <table:table-cell office:value-type="float" office:value="788.64">
                <text:p>788.64</text:p>
              </table:table-cell>
              <table:table-cell office:value-type="float" office:value="656.73">
                <text:p>656.73</text:p>
              </table:table-cell>
              <table:table-cell office:value-type="float" office:value="866.04">
                <text:p>866.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50.26">
                <text:p>1050.26</text:p>
              </table:table-cell>
              <table:table-cell office:value-type="float" office:value="749.6">
                <text:p>749.6</text:p>
              </table:table-cell>
              <table:table-cell office:value-type="float" office:value="628">
                <text:p>628</text:p>
              </table:table-cell>
              <table:table-cell office:value-type="float" office:value="814.2">
                <text:p>814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93.85">
                <text:p>1093.85</text:p>
              </table:table-cell>
              <table:table-cell office:value-type="float" office:value="713.59">
                <text:p>713.59</text:p>
              </table:table-cell>
              <table:table-cell office:value-type="float" office:value="576.95">
                <text:p>576.95</text:p>
              </table:table-cell>
              <table:table-cell office:value-type="float" office:value="793.81">
                <text:p>793.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97.84">
                <text:p>1197.84</text:p>
              </table:table-cell>
              <table:table-cell office:value-type="float" office:value="811.19">
                <text:p>811.19</text:p>
              </table:table-cell>
              <table:table-cell office:value-type="float" office:value="687.07">
                <text:p>687.07</text:p>
              </table:table-cell>
              <table:table-cell office:value-type="float" office:value="941.96">
                <text:p>941.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1cm" svg:y="0.172cm" chart:style-name="ch2">
          <text:p>10 nodes comparison: LS, VND, BVNS, TS
 niter=10, greedy, initial solution=group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group_memory_10_times4ave_50_maxs_0.2'.E1:'TESTBENCH_metaheu_ls_vnd_bvns_ts__niter_10_search_greedy_init_group_memory_10_times4ave_50_maxs_0.2'.E31 'TESTBENCH_metaheu_ls_vnd_bvns_ts__niter_10_search_greedy_init_group_memory_10_times4ave_50_maxs_0.2'.H1:'TESTBENCH_metaheu_ls_vnd_bvns_ts__niter_10_search_greedy_init_group_memory_10_times4ave_50_maxs_0.2'.H31 'TESTBENCH_metaheu_ls_vnd_bvns_ts__niter_10_search_greedy_init_group_memory_10_times4ave_50_maxs_0.2'.K1:'TESTBENCH_metaheu_ls_vnd_bvns_ts__niter_10_search_greedy_init_group_memory_10_times4ave_50_maxs_0.2'.K31 'TESTBENCH_metaheu_ls_vnd_bvns_ts__niter_10_search_greedy_init_group_memory_10_times4ave_50_maxs_0.2'.N1:'TESTBENCH_metaheu_ls_vnd_bvns_ts__niter_10_search_greedy_init_group_memory_10_times4ave_50_maxs_0.2'.N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group_memory_10_times4ave_50_maxs_0.2'.E2:'TESTBENCH_metaheu_ls_vnd_bvns_ts__niter_10_search_greedy_init_group_memory_10_times4ave_50_maxs_0.2'.E31" chart:label-cell-address="'TESTBENCH_metaheu_ls_vnd_bvns_ts__niter_10_search_greedy_init_group_memory_10_times4ave_50_maxs_0.2'.E1:'TESTBENCH_metaheu_ls_vnd_bvns_ts__niter_10_search_greedy_init_group_memory_10_times4ave_50_maxs_0.2'.E1" chart:class="chart:line">
            <chart:data-point chart:repeated="30"/>
          </chart:series>
          <chart:series chart:style-name="ch8" chart:values-cell-range-address="'TESTBENCH_metaheu_ls_vnd_bvns_ts__niter_10_search_greedy_init_group_memory_10_times4ave_50_maxs_0.2'.H2:'TESTBENCH_metaheu_ls_vnd_bvns_ts__niter_10_search_greedy_init_group_memory_10_times4ave_50_maxs_0.2'.H31" chart:label-cell-address="'TESTBENCH_metaheu_ls_vnd_bvns_ts__niter_10_search_greedy_init_group_memory_10_times4ave_50_maxs_0.2'.H1:'TESTBENCH_metaheu_ls_vnd_bvns_ts__niter_10_search_greedy_init_group_memory_10_times4ave_50_maxs_0.2'.H1" chart:class="chart:line">
            <chart:data-point chart:repeated="30"/>
          </chart:series>
          <chart:series chart:style-name="ch9" chart:values-cell-range-address="'TESTBENCH_metaheu_ls_vnd_bvns_ts__niter_10_search_greedy_init_group_memory_10_times4ave_50_maxs_0.2'.K2:'TESTBENCH_metaheu_ls_vnd_bvns_ts__niter_10_search_greedy_init_group_memory_10_times4ave_50_maxs_0.2'.K31" chart:label-cell-address="'TESTBENCH_metaheu_ls_vnd_bvns_ts__niter_10_search_greedy_init_group_memory_10_times4ave_50_maxs_0.2'.K1:'TESTBENCH_metaheu_ls_vnd_bvns_ts__niter_10_search_greedy_init_group_memory_10_times4ave_50_maxs_0.2'.K1" chart:class="chart:line">
            <chart:data-point chart:repeated="30"/>
          </chart:series>
          <chart:series chart:style-name="ch10" chart:values-cell-range-address="'TESTBENCH_metaheu_ls_vnd_bvns_ts__niter_10_search_greedy_init_group_memory_10_times4ave_50_maxs_0.2'.N2:'TESTBENCH_metaheu_ls_vnd_bvns_ts__niter_10_search_greedy_init_group_memory_10_times4ave_50_maxs_0.2'.N31" chart:label-cell-address="'TESTBENCH_metaheu_ls_vnd_bvns_ts__niter_10_search_greedy_init_group_memory_10_times4ave_50_maxs_0.2'.N1:'TESTBENCH_metaheu_ls_vnd_bvns_ts__niter_10_search_greedy_init_group_memory_10_times4ave_50_maxs_0.2'.N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greedy_init_group_memory_10_times4ave_50_maxs_0.2'.E1:'TESTBENCH_metaheu_ls_vnd_bvns_ts__niter_10_search_greedy_init_group_memory_10_times4ave_50_maxs_0.2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group_memory_10_times4ave_50_maxs_0.2'.H1:'TESTBENCH_metaheu_ls_vnd_bvns_ts__niter_10_search_greedy_init_group_memory_10_times4ave_50_maxs_0.2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group_memory_10_times4ave_50_maxs_0.2'.K1:'TESTBENCH_metaheu_ls_vnd_bvns_ts__niter_10_search_greedy_init_group_memory_10_times4ave_50_maxs_0.2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group_memory_10_times4ave_50_maxs_0.2'.N1:'TESTBENCH_metaheu_ls_vnd_bvns_ts__niter_10_search_greedy_init_group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9">
                <text:p>689</text:p>
                <draw:g>
                  <svg:desc>'TESTBENCH_metaheu_ls_vnd_bvns_ts__niter_10_search_greedy_init_group_memory_10_times4ave_50_maxs_0.2'.E2:'TESTBENCH_metaheu_ls_vnd_bvns_ts__niter_10_search_greedy_init_group_memory_10_times4ave_50_maxs_0.2'.E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greedy_init_group_memory_10_times4ave_50_maxs_0.2'.H2:'TESTBENCH_metaheu_ls_vnd_bvns_ts__niter_10_search_greedy_init_group_memory_10_times4ave_50_maxs_0.2'.H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greedy_init_group_memory_10_times4ave_50_maxs_0.2'.K2:'TESTBENCH_metaheu_ls_vnd_bvns_ts__niter_10_search_greedy_init_group_memory_10_times4ave_50_maxs_0.2'.K31</svg:desc>
                </draw:g>
              </table:table-cell>
              <table:table-cell office:value-type="float" office:value="574">
                <text:p>574</text:p>
                <draw:g>
                  <svg:desc>'TESTBENCH_metaheu_ls_vnd_bvns_ts__niter_10_search_greedy_init_group_memory_10_times4ave_50_maxs_0.2'.N2:'TESTBENCH_metaheu_ls_vnd_bvns_ts__niter_10_search_greedy_init_group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9">
                <text:p>739</text:p>
              </table:table-cell>
              <table:table-cell office:value-type="float" office:value="499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4">
                <text:p>674</text:p>
              </table:table-cell>
              <table:table-cell office:value-type="float" office:value="489">
                <text:p>489</text:p>
              </table:table-cell>
              <table:table-cell office:value-type="float" office:value="465">
                <text:p>465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2">
                <text:p>702</text:p>
              </table:table-cell>
              <table:table-cell office:value-type="float" office:value="515">
                <text:p>515</text:p>
              </table:table-cell>
              <table:table-cell office:value-type="float" office:value="443">
                <text:p>44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0">
                <text:p>620</text:p>
              </table:table-cell>
              <table:table-cell office:value-type="float" office:value="436">
                <text:p>436</text:p>
              </table:table-cell>
              <table:table-cell office:value-type="float" office:value="408">
                <text:p>408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1">
                <text:p>841</text:p>
              </table:table-cell>
              <table:table-cell office:value-type="float" office:value="568">
                <text:p>568</text:p>
              </table:table-cell>
              <table:table-cell office:value-type="float" office:value="530">
                <text:p>53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9">
                <text:p>689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4">
                <text:p>664</text:p>
              </table:table-cell>
              <table:table-cell office:value-type="float" office:value="485">
                <text:p>485</text:p>
              </table:table-cell>
              <table:table-cell office:value-type="float" office:value="464">
                <text:p>46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3">
                <text:p>693</text:p>
              </table:table-cell>
              <table:table-cell office:value-type="float" office:value="481">
                <text:p>481</text:p>
              </table:table-cell>
              <table:table-cell office:value-type="float" office:value="426">
                <text:p>426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5">
                <text:p>815</text:p>
              </table:table-cell>
              <table:table-cell office:value-type="float" office:value="540">
                <text:p>540</text:p>
              </table:table-cell>
              <table:table-cell office:value-type="float" office:value="511">
                <text:p>51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1">
                <text:p>791</text:p>
              </table:table-cell>
              <table:table-cell office:value-type="float" office:value="554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7">
                <text:p>687</text:p>
              </table:table-cell>
              <table:table-cell office:value-type="float" office:value="571">
                <text:p>571</text:p>
              </table:table-cell>
              <table:table-cell office:value-type="float" office:value="498">
                <text:p>498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1">
                <text:p>731</text:p>
              </table:table-cell>
              <table:table-cell office:value-type="float" office:value="545">
                <text:p>545</text:p>
              </table:table-cell>
              <table:table-cell office:value-type="float" office:value="476">
                <text:p>476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4">
                <text:p>684</text:p>
              </table:table-cell>
              <table:table-cell office:value-type="float" office:value="496">
                <text:p>496</text:p>
              </table:table-cell>
              <table:table-cell office:value-type="float" office:value="455">
                <text:p>45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3">
                <text:p>673</text:p>
              </table:table-cell>
              <table:table-cell office:value-type="float" office:value="556">
                <text:p>556</text:p>
              </table:table-cell>
              <table:table-cell office:value-type="float" office:value="533">
                <text:p>533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3">
                <text:p>823</text:p>
              </table:table-cell>
              <table:table-cell office:value-type="float" office:value="560">
                <text:p>560</text:p>
              </table:table-cell>
              <table:table-cell office:value-type="float" office:value="535">
                <text:p>535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">
                <text:p>600</text:p>
              </table:table-cell>
              <table:table-cell office:value-type="float" office:value="422">
                <text:p>422</text:p>
              </table:table-cell>
              <table:table-cell office:value-type="float" office:value="373">
                <text:p>373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4">
                <text:p>664</text:p>
              </table:table-cell>
              <table:table-cell office:value-type="float" office:value="584">
                <text:p>584</text:p>
              </table:table-cell>
              <table:table-cell office:value-type="float" office:value="558">
                <text:p>558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0">
                <text:p>590</text:p>
              </table:table-cell>
              <table:table-cell office:value-type="float" office:value="447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6">
                <text:p>666</text:p>
              </table:table-cell>
              <table:table-cell office:value-type="float" office:value="487">
                <text:p>487</text:p>
              </table:table-cell>
              <table:table-cell office:value-type="float" office:value="485">
                <text:p>485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8">
                <text:p>608</text:p>
              </table:table-cell>
              <table:table-cell office:value-type="float" office:value="564">
                <text:p>564</text:p>
              </table:table-cell>
              <table:table-cell office:value-type="float" office:value="492">
                <text:p>492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2">
                <text:p>682</text:p>
              </table:table-cell>
              <table:table-cell office:value-type="float" office:value="523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48">
                <text:p>848</text:p>
              </table:table-cell>
              <table:table-cell office:value-type="float" office:value="656">
                <text:p>656</text:p>
              </table:table-cell>
              <table:table-cell office:value-type="float" office:value="599">
                <text:p>599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1">
                <text:p>821</text:p>
              </table:table-cell>
              <table:table-cell office:value-type="float" office:value="563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4">
                <text:p>654</text:p>
              </table:table-cell>
              <table:table-cell office:value-type="float" office:value="487">
                <text:p>487</text:p>
              </table:table-cell>
              <table:table-cell office:value-type="float" office:value="463">
                <text:p>463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4">
                <text:p>634</text:p>
              </table:table-cell>
              <table:table-cell office:value-type="float" office:value="515">
                <text:p>515</text:p>
              </table:table-cell>
              <table:table-cell office:value-type="float" office:value="484">
                <text:p>484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9">
                <text:p>759</text:p>
              </table:table-cell>
              <table:table-cell office:value-type="float" office:value="562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9">
                <text:p>779</text:p>
              </table:table-cell>
              <table:table-cell office:value-type="float" office:value="598">
                <text:p>598</text:p>
              </table:table-cell>
              <table:table-cell office:value-type="float" office:value="571">
                <text:p>571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7">
                <text:p>787</text:p>
              </table:table-cell>
              <table:table-cell office:value-type="float" office:value="512">
                <text:p>512</text:p>
              </table:table-cell>
              <table:table-cell office:value-type="float" office:value="455">
                <text:p>455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36">
                <text:p>936</text:p>
              </table:table-cell>
              <table:table-cell office:value-type="float" office:value="639">
                <text:p>639</text:p>
              </table:table-cell>
              <table:table-cell office:value-type="float" office:value="632">
                <text:p>632</text:p>
              </table:table-cell>
              <table:table-cell office:value-type="float" office:value="730">
                <text:p>7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72cm" svg:height="9.006cm" xlink:href=".." xlink:type="simple" chart:class="chart:line" chart:style-name="ch1">
        <chart:title svg:x="3.714cm" svg:y="0.146cm" chart:style-name="ch2">
          <text:p>						10 nodes comparison
 niter=10, greedy, initial solution=group, memory in TS=10</text:p>
        </chart:title>
        <chart:legend chart:legend-position="bottom" svg:x="2.73cm" svg:y="8.407cm" style:legend-expansion="custom" chartooo:width="11.425cm" chartooo:height="0.598cm" style:legend-expansion-aspect-ratio="19.1053511705686" chart:style-name="ch3"/>
        <chart:plot-area chart:style-name="ch4" table:cell-range-address="'TESTBENCH_metaheu_ls_vnd_bvns_ts__niter_10_search_greedy_init_group_memory_10_times4ave_50_maxs_0.2'.D1:'TESTBENCH_metaheu_ls_vnd_bvns_ts__niter_10_search_greedy_init_group_memory_10_times4ave_50_maxs_0.2'.E31" chart:data-source-has-labels="row" svg:x="-0.226cm" svg:y="1.751cm" svg:width="17.38cm" svg:height="6.263cm">
          <chartooo:coordinate-region svg:x="0.766cm" svg:y="1.95cm" svg:width="16.201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group_memory_10_times4ave_50_maxs_0.2'.D2:'TESTBENCH_metaheu_ls_vnd_bvns_ts__niter_10_search_greedy_init_group_memory_10_times4ave_50_maxs_0.2'.D31" chart:label-cell-address="'TESTBENCH_metaheu_ls_vnd_bvns_ts__niter_10_search_greedy_init_group_memory_10_times4ave_50_maxs_0.2'.D1:'TESTBENCH_metaheu_ls_vnd_bvns_ts__niter_10_search_greedy_init_group_memory_10_times4ave_50_maxs_0.2'.D1" chart:class="chart:line">
            <chart:data-point chart:repeated="30"/>
          </chart:series>
          <chart:series chart:style-name="ch8" chart:values-cell-range-address="'TESTBENCH_metaheu_ls_vnd_bvns_ts__niter_10_search_greedy_init_group_memory_10_times4ave_50_maxs_0.2'.E2:'TESTBENCH_metaheu_ls_vnd_bvns_ts__niter_10_search_greedy_init_group_memory_10_times4ave_50_maxs_0.2'.E31" chart:label-cell-address="'TESTBENCH_metaheu_ls_vnd_bvns_ts__niter_10_search_greedy_init_group_memory_10_times4ave_50_maxs_0.2'.E1:'TESTBENCH_metaheu_ls_vnd_bvns_ts__niter_10_search_greedy_init_group_memory_10_times4ave_50_maxs_0.2'.E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group_memory_10_times4ave_50_maxs_0.2'.D1:'TESTBENCH_metaheu_ls_vnd_bvns_ts__niter_10_search_greedy_init_group_memory_10_times4ave_50_maxs_0.2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greedy_init_group_memory_10_times4ave_50_maxs_0.2'.E1:'TESTBENCH_metaheu_ls_vnd_bvns_ts__niter_10_search_greedy_init_group_memory_10_times4ave_50_maxs_0.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2.75">
                <text:p>972.75</text:p>
                <draw:g>
                  <svg:desc>'TESTBENCH_metaheu_ls_vnd_bvns_ts__niter_10_search_greedy_init_group_memory_10_times4ave_50_maxs_0.2'.D2:'TESTBENCH_metaheu_ls_vnd_bvns_ts__niter_10_search_greedy_init_group_memory_10_times4ave_50_maxs_0.2'.D31</svg:desc>
                </draw:g>
              </table:table-cell>
              <table:table-cell office:value-type="float" office:value="689">
                <text:p>689</text:p>
                <draw:g>
                  <svg:desc>'TESTBENCH_metaheu_ls_vnd_bvns_ts__niter_10_search_greedy_init_group_memory_10_times4ave_50_maxs_0.2'.E2:'TESTBENCH_metaheu_ls_vnd_bvns_ts__niter_10_search_greedy_init_group_memory_10_times4ave_50_maxs_0.2'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1.22">
                <text:p>991.22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2.46">
                <text:p>1032.46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5.08">
                <text:p>925.08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1.73">
                <text:p>961.73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6.61">
                <text:p>1116.61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6.24">
                <text:p>1006.24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9.68">
                <text:p>939.68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4.12">
                <text:p>1014.12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9.38">
                <text:p>1049.38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33.83">
                <text:p>1133.83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46.35">
                <text:p>1046.35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7.14">
                <text:p>1017.14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3.2">
                <text:p>1013.2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4.64">
                <text:p>974.64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84.76">
                <text:p>1084.76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0.37">
                <text:p>980.3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4.64">
                <text:p>1114.64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41.35">
                <text:p>941.3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9.87">
                <text:p>959.87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0.27">
                <text:p>980.27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49.72">
                <text:p>1049.7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56.37">
                <text:p>1056.37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83.34">
                <text:p>1083.34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99.9">
                <text:p>899.9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47.09">
                <text:p>947.09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12.47">
                <text:p>1112.47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50.26">
                <text:p>1050.26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93.85">
                <text:p>1093.85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97.84">
                <text:p>1197.84</text:p>
              </table:table-cell>
              <table:table-cell office:value-type="float" office:value="936">
                <text:p>9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bf819e" draw:fill-color="#bf819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72cm" svg:height="9.006cm" xlink:href=".." xlink:type="simple" chart:class="chart:line" chart:style-name="ch1">
        <chart:title svg:x="3.772cm" svg:y="0.146cm" chart:style-name="ch2">
          <text:p>						10 nodes comparison
 niter=10, greedy, initial solution=group, memory in TS=10</text:p>
        </chart:title>
        <chart:legend chart:legend-position="bottom" svg:x="2.73cm" svg:y="8.407cm" style:legend-expansion="custom" chartooo:width="11.425cm" chartooo:height="0.598cm" style:legend-expansion-aspect-ratio="19.1053511705686" chart:style-name="ch3"/>
        <chart:plot-area chart:style-name="ch4" table:cell-range-address="'TESTBENCH_metaheu_ls_vnd_bvns_ts__niter_10_search_greedy_init_group_memory_10_times4ave_50_maxs_0.2'.G1:'TESTBENCH_metaheu_ls_vnd_bvns_ts__niter_10_search_greedy_init_group_memory_10_times4ave_50_maxs_0.2'.H31" chart:data-source-has-labels="row" svg:x="-0.041cm" svg:y="1.751cm" svg:width="17.195cm" svg:height="6.263cm">
          <chartooo:coordinate-region svg:x="0.766cm" svg:y="1.95cm" svg:width="16.201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group_memory_10_times4ave_50_maxs_0.2'.G2:'TESTBENCH_metaheu_ls_vnd_bvns_ts__niter_10_search_greedy_init_group_memory_10_times4ave_50_maxs_0.2'.G31" chart:label-cell-address="'TESTBENCH_metaheu_ls_vnd_bvns_ts__niter_10_search_greedy_init_group_memory_10_times4ave_50_maxs_0.2'.G1:'TESTBENCH_metaheu_ls_vnd_bvns_ts__niter_10_search_greedy_init_group_memory_10_times4ave_50_maxs_0.2'.G1" chart:class="chart:line">
            <chart:data-point chart:repeated="30"/>
          </chart:series>
          <chart:series chart:style-name="ch8" chart:values-cell-range-address="'TESTBENCH_metaheu_ls_vnd_bvns_ts__niter_10_search_greedy_init_group_memory_10_times4ave_50_maxs_0.2'.H2:'TESTBENCH_metaheu_ls_vnd_bvns_ts__niter_10_search_greedy_init_group_memory_10_times4ave_50_maxs_0.2'.H31" chart:label-cell-address="'TESTBENCH_metaheu_ls_vnd_bvns_ts__niter_10_search_greedy_init_group_memory_10_times4ave_50_maxs_0.2'.H1:'TESTBENCH_metaheu_ls_vnd_bvns_ts__niter_10_search_greedy_init_group_memory_10_times4ave_50_maxs_0.2'.H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nd_av_cost</text:p>
                <draw:g>
                  <svg:desc>'TESTBENCH_metaheu_ls_vnd_bvns_ts__niter_10_search_greedy_init_group_memory_10_times4ave_50_maxs_0.2'.G1:'TESTBENCH_metaheu_ls_vnd_bvns_ts__niter_10_search_greedy_init_group_memory_10_times4ave_50_maxs_0.2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group_memory_10_times4ave_50_maxs_0.2'.H1:'TESTBENCH_metaheu_ls_vnd_bvns_ts__niter_10_search_greedy_init_group_memory_10_times4ave_50_maxs_0.2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5.74">
                <text:p>685.74</text:p>
                <draw:g>
                  <svg:desc>'TESTBENCH_metaheu_ls_vnd_bvns_ts__niter_10_search_greedy_init_group_memory_10_times4ave_50_maxs_0.2'.G2:'TESTBENCH_metaheu_ls_vnd_bvns_ts__niter_10_search_greedy_init_group_memory_10_times4ave_50_maxs_0.2'.G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greedy_init_group_memory_10_times4ave_50_maxs_0.2'.H2:'TESTBENCH_metaheu_ls_vnd_bvns_ts__niter_10_search_greedy_init_group_memory_10_times4ave_50_maxs_0.2'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7.85">
                <text:p>677.8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.35">
                <text:p>655.35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9.31">
                <text:p>699.3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9.45">
                <text:p>609.45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8.17">
                <text:p>788.17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3.37">
                <text:p>703.37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6.54">
                <text:p>676.54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4.87">
                <text:p>684.87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.02">
                <text:p>700.0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3.79">
                <text:p>813.79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9.43">
                <text:p>719.43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2.26">
                <text:p>702.26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5.24">
                <text:p>645.2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3.88">
                <text:p>693.88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5.85">
                <text:p>735.8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2.88">
                <text:p>632.88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8.28">
                <text:p>768.28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1.81">
                <text:p>671.8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7.34">
                <text:p>677.34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6.05">
                <text:p>716.0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41.14">
                <text:p>741.1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66.17">
                <text:p>766.17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47.33">
                <text:p>747.33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4.94">
                <text:p>654.94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9.32">
                <text:p>679.3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8.64">
                <text:p>788.64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9.6">
                <text:p>749.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13.59">
                <text:p>713.5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11.19">
                <text:p>811.19</text:p>
              </table:table-cell>
              <table:table-cell office:value-type="float" office:value="639">
                <text:p>6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72cm" svg:height="9.006cm" xlink:href=".." xlink:type="simple" chart:class="chart:line" chart:style-name="ch1">
        <chart:title svg:x="3.623cm" svg:y="0.146cm" chart:style-name="ch2">
          <text:p>						10 nodes comparison
 niter=10, greedy, initial solution=group, memory in TS=10</text:p>
        </chart:title>
        <chart:legend chart:legend-position="bottom" svg:x="2.73cm" svg:y="8.407cm" style:legend-expansion="custom" chartooo:width="11.425cm" chartooo:height="0.598cm" style:legend-expansion-aspect-ratio="19.1053511705686" chart:style-name="ch3"/>
        <chart:plot-area chart:style-name="ch4" table:cell-range-address="'TESTBENCH_metaheu_ls_vnd_bvns_ts__niter_10_search_greedy_init_group_memory_10_times4ave_50_maxs_0.2'.J1:'TESTBENCH_metaheu_ls_vnd_bvns_ts__niter_10_search_greedy_init_group_memory_10_times4ave_50_maxs_0.2'.K31" chart:data-source-has-labels="row" svg:x="-0.041cm" svg:y="1.751cm" svg:width="17.195cm" svg:height="6.263cm">
          <chartooo:coordinate-region svg:x="0.766cm" svg:y="1.95cm" svg:width="16.201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group_memory_10_times4ave_50_maxs_0.2'.J2:'TESTBENCH_metaheu_ls_vnd_bvns_ts__niter_10_search_greedy_init_group_memory_10_times4ave_50_maxs_0.2'.J31" chart:label-cell-address="'TESTBENCH_metaheu_ls_vnd_bvns_ts__niter_10_search_greedy_init_group_memory_10_times4ave_50_maxs_0.2'.J1:'TESTBENCH_metaheu_ls_vnd_bvns_ts__niter_10_search_greedy_init_group_memory_10_times4ave_50_maxs_0.2'.J1" chart:class="chart:line">
            <chart:data-point chart:repeated="30"/>
          </chart:series>
          <chart:series chart:style-name="ch8" chart:values-cell-range-address="'TESTBENCH_metaheu_ls_vnd_bvns_ts__niter_10_search_greedy_init_group_memory_10_times4ave_50_maxs_0.2'.K2:'TESTBENCH_metaheu_ls_vnd_bvns_ts__niter_10_search_greedy_init_group_memory_10_times4ave_50_maxs_0.2'.K31" chart:label-cell-address="'TESTBENCH_metaheu_ls_vnd_bvns_ts__niter_10_search_greedy_init_group_memory_10_times4ave_50_maxs_0.2'.K1:'TESTBENCH_metaheu_ls_vnd_bvns_ts__niter_10_search_greedy_init_group_memory_10_times4ave_50_maxs_0.2'.K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vns_av_cost</text:p>
                <draw:g>
                  <svg:desc>'TESTBENCH_metaheu_ls_vnd_bvns_ts__niter_10_search_greedy_init_group_memory_10_times4ave_50_maxs_0.2'.J1:'TESTBENCH_metaheu_ls_vnd_bvns_ts__niter_10_search_greedy_init_group_memory_10_times4ave_50_maxs_0.2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group_memory_10_times4ave_50_maxs_0.2'.K1:'TESTBENCH_metaheu_ls_vnd_bvns_ts__niter_10_search_greedy_init_group_memory_10_times4ave_50_maxs_0.2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6.65">
                <text:p>586.65</text:p>
                <draw:g>
                  <svg:desc>'TESTBENCH_metaheu_ls_vnd_bvns_ts__niter_10_search_greedy_init_group_memory_10_times4ave_50_maxs_0.2'.J2:'TESTBENCH_metaheu_ls_vnd_bvns_ts__niter_10_search_greedy_init_group_memory_10_times4ave_50_maxs_0.2'.J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greedy_init_group_memory_10_times4ave_50_maxs_0.2'.K2:'TESTBENCH_metaheu_ls_vnd_bvns_ts__niter_10_search_greedy_init_group_memory_10_times4ave_50_maxs_0.2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4.54">
                <text:p>564.5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1.17">
                <text:p>531.17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8.03">
                <text:p>578.0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8.84">
                <text:p>488.84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4.83">
                <text:p>604.8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1.22">
                <text:p>581.22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3.06">
                <text:p>543.06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6.4">
                <text:p>536.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5.74">
                <text:p>565.74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9.85">
                <text:p>659.8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9.32">
                <text:p>589.3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8.66">
                <text:p>588.6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4.13">
                <text:p>544.1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2.48">
                <text:p>592.48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3.28">
                <text:p>633.28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9.51">
                <text:p>489.51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3.49">
                <text:p>643.4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8.67">
                <text:p>548.67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5.09">
                <text:p>555.09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4.88">
                <text:p>604.8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5.39">
                <text:p>615.3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2.17">
                <text:p>682.1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3.54">
                <text:p>633.54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4.77">
                <text:p>534.7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0.43">
                <text:p>570.4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6.73">
                <text:p>656.73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8">
                <text:p>628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6.95">
                <text:p>576.9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7.07">
                <text:p>687.07</text:p>
              </table:table-cell>
              <table:table-cell office:value-type="float" office:value="632">
                <text:p>6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72cm" svg:height="9.006cm" xlink:href=".." xlink:type="simple" chart:class="chart:line" chart:style-name="ch1">
        <chart:title svg:x="3.623cm" svg:y="0.146cm" chart:style-name="ch2">
          <text:p>						10 nodes comparison
 niter=10, greedy, initial solution=group, memory in TS=10</text:p>
        </chart:title>
        <chart:legend chart:legend-position="bottom" svg:x="2.73cm" svg:y="8.407cm" style:legend-expansion="custom" chartooo:width="11.425cm" chartooo:height="0.598cm" style:legend-expansion-aspect-ratio="19.1053511705686" chart:style-name="ch3"/>
        <chart:plot-area chart:style-name="ch4" table:cell-range-address="'TESTBENCH_metaheu_ls_vnd_bvns_ts__niter_10_search_greedy_init_group_memory_10_times4ave_50_maxs_0.2'.M1:'TESTBENCH_metaheu_ls_vnd_bvns_ts__niter_10_search_greedy_init_group_memory_10_times4ave_50_maxs_0.2'.N31" chart:data-source-has-labels="row" svg:x="-0.226cm" svg:y="1.751cm" svg:width="17.38cm" svg:height="6.263cm">
          <chartooo:coordinate-region svg:x="0.766cm" svg:y="1.95cm" svg:width="16.201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group_memory_10_times4ave_50_maxs_0.2'.M2:'TESTBENCH_metaheu_ls_vnd_bvns_ts__niter_10_search_greedy_init_group_memory_10_times4ave_50_maxs_0.2'.M31" chart:label-cell-address="'TESTBENCH_metaheu_ls_vnd_bvns_ts__niter_10_search_greedy_init_group_memory_10_times4ave_50_maxs_0.2'.M1:'TESTBENCH_metaheu_ls_vnd_bvns_ts__niter_10_search_greedy_init_group_memory_10_times4ave_50_maxs_0.2'.M1" chart:class="chart:line">
            <chart:data-point chart:repeated="30"/>
          </chart:series>
          <chart:series chart:style-name="ch8" chart:values-cell-range-address="'TESTBENCH_metaheu_ls_vnd_bvns_ts__niter_10_search_greedy_init_group_memory_10_times4ave_50_maxs_0.2'.N2:'TESTBENCH_metaheu_ls_vnd_bvns_ts__niter_10_search_greedy_init_group_memory_10_times4ave_50_maxs_0.2'.N31" chart:label-cell-address="'TESTBENCH_metaheu_ls_vnd_bvns_ts__niter_10_search_greedy_init_group_memory_10_times4ave_50_maxs_0.2'.N1:'TESTBENCH_metaheu_ls_vnd_bvns_ts__niter_10_search_greedy_init_group_memory_10_times4ave_50_maxs_0.2'.N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_av_cost</text:p>
                <draw:g>
                  <svg:desc>'TESTBENCH_metaheu_ls_vnd_bvns_ts__niter_10_search_greedy_init_group_memory_10_times4ave_50_maxs_0.2'.M1:'TESTBENCH_metaheu_ls_vnd_bvns_ts__niter_10_search_greedy_init_group_memory_10_times4ave_50_maxs_0.2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group_memory_10_times4ave_50_maxs_0.2'.N1:'TESTBENCH_metaheu_ls_vnd_bvns_ts__niter_10_search_greedy_init_group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7.47">
                <text:p>757.47</text:p>
                <draw:g>
                  <svg:desc>'TESTBENCH_metaheu_ls_vnd_bvns_ts__niter_10_search_greedy_init_group_memory_10_times4ave_50_maxs_0.2'.M2:'TESTBENCH_metaheu_ls_vnd_bvns_ts__niter_10_search_greedy_init_group_memory_10_times4ave_50_maxs_0.2'.M31</svg:desc>
                </draw:g>
              </table:table-cell>
              <table:table-cell office:value-type="float" office:value="574">
                <text:p>574</text:p>
                <draw:g>
                  <svg:desc>'TESTBENCH_metaheu_ls_vnd_bvns_ts__niter_10_search_greedy_init_group_memory_10_times4ave_50_maxs_0.2'.N2:'TESTBENCH_metaheu_ls_vnd_bvns_ts__niter_10_search_greedy_init_group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2.49">
                <text:p>732.49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6.95">
                <text:p>726.95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5.42">
                <text:p>725.4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7.67">
                <text:p>657.67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6.74">
                <text:p>836.7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9.89">
                <text:p>759.89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1.63">
                <text:p>711.63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3.77">
                <text:p>743.77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1.19">
                <text:p>781.1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2.72">
                <text:p>882.72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7.55">
                <text:p>747.5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8.59">
                <text:p>728.59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1.13">
                <text:p>721.13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4.32">
                <text:p>724.32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6.04">
                <text:p>776.04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1.57">
                <text:p>681.5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36.15">
                <text:p>836.15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2.46">
                <text:p>712.46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33.6">
                <text:p>733.6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5.93">
                <text:p>785.93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5.35">
                <text:p>805.35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8.27">
                <text:p>818.27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9.99">
                <text:p>829.99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5.19">
                <text:p>665.19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9.31">
                <text:p>689.3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66.04">
                <text:p>866.04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4.2">
                <text:p>814.2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3.81">
                <text:p>793.81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1.96">
                <text:p>941.96</text:p>
              </table:table-cell>
              <table:table-cell office:value-type="float" office:value="730">
                <text:p>73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